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Geneva, sans-serif"/>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7.195cm" fo:margin-right="0cm" fo:margin-top="0.12cm" fo:margin-bottom="0cm" fo:text-indent="0cm" style:auto-text-indent="false" style:page-number="auto"/>
      <style:text-properties fo:color="#f10d0c" fo:font-size="10pt" fo:letter-spacing="-0.004cm" style:font-size-asian="10pt"/>
    </style:style>
    <style:style style:name="P2" style:family="paragraph" style:parent-style-name="Standard">
      <style:paragraph-properties fo:margin-left="1.448cm" fo:margin-right="0cm" fo:line-height="0.54cm" fo:text-indent="0cm" style:auto-text-indent="false"/>
    </style:style>
    <style:style style:name="P3" style:family="paragraph" style:parent-style-name="Standard">
      <style:paragraph-properties fo:margin-left="1.448cm" fo:margin-right="0cm" fo:margin-top="0.042cm" fo:margin-bottom="0cm" fo:text-indent="0cm" style:auto-text-indent="false"/>
      <style:text-properties fo:color="#0c333c" fo:font-size="14pt" fo:font-weight="bold" style:font-size-asian="14pt" style:font-weight-asian="bold" style:text-scale="58%"/>
    </style:style>
    <style:style style:name="P4" style:family="paragraph" style:parent-style-name="Standard">
      <style:paragraph-properties fo:margin-left="0.813cm" fo:margin-right="0cm" fo:text-indent="0cm" style:auto-text-indent="false"/>
    </style:style>
    <style:style style:name="P5" style:family="paragraph" style:parent-style-name="Standard">
      <style:paragraph-properties fo:margin-left="0.178cm" fo:margin-right="0cm" fo:line-height="0.416cm" fo:text-indent="0cm" style:auto-text-indent="false">
        <style:tab-stops>
          <style:tab-stop style:position="9.253cm"/>
        </style:tab-stops>
      </style:paragraph-properties>
    </style:style>
    <style:style style:name="P6" style:family="paragraph" style:parent-style-name="Text_20_body">
      <style:text-properties fo:font-size="10pt" style:font-size-asian="10pt"/>
    </style:style>
    <style:style style:name="P7" style:family="paragraph" style:parent-style-name="Text_20_body">
      <style:text-properties fo:font-size="10pt" fo:font-weight="bold" style:font-size-asian="10pt" style:font-weight-asian="bold"/>
    </style:style>
    <style:style style:name="P8" style:family="paragraph" style:parent-style-name="Text_20_body">
      <style:text-properties fo:font-size="12.5pt" style:font-size-asian="12.5pt"/>
    </style:style>
    <style:style style:name="P9" style:family="paragraph" style:parent-style-name="Text_20_body">
      <style:text-properties fo:font-size="15pt" fo:font-weight="bold" style:font-size-asian="15pt" style:font-weight-asian="bold"/>
    </style:style>
    <style:style style:name="P10" style:family="paragraph" style:parent-style-name="Text_20_body">
      <style:text-properties fo:font-size="12pt" style:font-size-asian="12pt"/>
    </style:style>
    <style:style style:name="P11" style:family="paragraph" style:parent-style-name="Text_20_body">
      <style:text-properties fo:font-size="13pt" style:font-size-asian="13pt"/>
    </style:style>
    <style:style style:name="P12" style:family="paragraph" style:parent-style-name="Text_20_body">
      <style:text-properties fo:color="#ff0000"/>
    </style:style>
    <style:style style:name="P13" style:family="paragraph" style:parent-style-name="Text_20_body">
      <style:paragraph-properties fo:margin-top="0.007cm" fo:margin-bottom="0cm"/>
      <style:text-properties fo:font-size="11.5pt" style:font-size-asian="11.5pt"/>
    </style:style>
    <style:style style:name="P14" style:family="paragraph" style:parent-style-name="Text_20_body">
      <style:paragraph-properties fo:margin-left="0.178cm" fo:margin-right="0cm" fo:text-indent="0cm" style:auto-text-indent="false"/>
    </style:style>
    <style:style style:name="P15" style:family="paragraph" style:parent-style-name="Text_20_body">
      <style:paragraph-properties fo:margin-left="0.178cm" fo:margin-right="0cm" fo:line-height="113%" fo:text-indent="0cm" style:auto-text-indent="false"/>
    </style:style>
    <style:style style:name="P16" style:family="paragraph" style:parent-style-name="Text_20_body">
      <style:paragraph-properties fo:margin-left="0.178cm" fo:margin-right="0cm" fo:line-height="0.416cm" fo:text-indent="0cm" style:auto-text-indent="false"/>
    </style:style>
    <style:style style:name="P17" style:family="paragraph" style:parent-style-name="Text_20_body">
      <style:paragraph-properties fo:margin-left="0.178cm" fo:margin-right="0cm" fo:line-height="113%" fo:text-indent="0cm" style:auto-text-indent="false"/>
      <style:text-properties fo:letter-spacing="-0.004cm" style:text-underline-style="solid" style:text-underline-width="auto" style:text-underline-color="font-color"/>
    </style:style>
    <style:style style:name="P18" style:family="paragraph" style:parent-style-name="Text_20_body">
      <style:paragraph-properties fo:margin-left="0.178cm" fo:margin-right="0cm" fo:text-indent="0cm" style:auto-text-indent="false"/>
      <style:text-properties fo:letter-spacing="-0.018cm"/>
    </style:style>
    <style:style style:name="P19" style:family="paragraph" style:parent-style-name="Text_20_body">
      <style:paragraph-properties fo:margin-left="0.178cm" fo:margin-right="0cm" fo:margin-top="0.164cm" fo:margin-bottom="0cm" fo:text-indent="0cm" style:auto-text-indent="false"/>
    </style:style>
    <style:style style:name="P20" style:family="paragraph" style:parent-style-name="Text_20_body">
      <style:paragraph-properties fo:margin-left="0.178cm" fo:margin-right="0cm" fo:margin-top="0.208cm" fo:margin-bottom="0cm" fo:text-indent="0cm" style:auto-text-indent="false"/>
    </style:style>
    <style:style style:name="P21" style:family="paragraph" style:parent-style-name="Text_20_body">
      <style:paragraph-properties fo:margin-left="0.178cm" fo:margin-right="0cm" fo:margin-top="0.208cm" fo:margin-bottom="0cm" fo:line-height="116%" fo:text-indent="0cm" style:auto-text-indent="false"/>
    </style:style>
    <style:style style:name="P22" style:family="paragraph" style:parent-style-name="Text_20_body">
      <style:paragraph-properties fo:margin-left="0.178cm" fo:margin-right="0cm" fo:margin-top="0.208cm" fo:margin-bottom="0cm" fo:line-height="115%" fo:text-indent="0cm" style:auto-text-indent="false"/>
    </style:style>
    <style:style style:name="P23" style:family="paragraph" style:parent-style-name="Text_20_body">
      <style:paragraph-properties fo:margin-left="0.178cm" fo:margin-right="0cm" fo:margin-top="0.208cm" fo:margin-bottom="0cm" fo:line-height="113%" fo:text-indent="0cm" style:auto-text-indent="false"/>
    </style:style>
    <style:style style:name="P24" style:family="paragraph" style:parent-style-name="Text_20_body">
      <style:paragraph-properties fo:margin-left="0.178cm" fo:margin-right="0cm" fo:margin-top="0.083cm" fo:margin-bottom="0cm" fo:text-indent="0cm" style:auto-text-indent="false"/>
    </style:style>
    <style:style style:name="P25" style:family="paragraph" style:parent-style-name="Text_20_body">
      <style:paragraph-properties fo:margin-left="0.178cm" fo:margin-right="0cm" fo:margin-top="0.058cm" fo:margin-bottom="0cm" fo:line-height="113%" fo:text-indent="0cm" style:auto-text-indent="false"/>
    </style:style>
    <style:style style:name="P26" style:family="paragraph" style:parent-style-name="Text_20_body">
      <style:paragraph-properties fo:margin-left="0.178cm" fo:margin-right="0cm" fo:margin-top="0.235cm" fo:margin-bottom="0cm" fo:line-height="113%" fo:text-indent="0cm" style:auto-text-indent="false"/>
    </style:style>
    <style:style style:name="P27" style:family="paragraph" style:parent-style-name="Text_20_body">
      <style:paragraph-properties fo:margin-left="0.178cm" fo:margin-right="0cm" fo:margin-top="0.002cm" fo:margin-bottom="0cm" fo:text-indent="0cm" style:auto-text-indent="false"/>
    </style:style>
    <style:style style:name="P28" style:family="paragraph" style:parent-style-name="Text_20_body">
      <style:paragraph-properties fo:margin-left="0.178cm" fo:margin-right="0cm" fo:margin-top="0.002cm" fo:margin-bottom="0cm" fo:text-align="justify" style:justify-single-word="false" fo:text-indent="0cm" style:auto-text-indent="false"/>
    </style:style>
    <style:style style:name="P29" style:family="paragraph" style:parent-style-name="Text_20_body">
      <style:paragraph-properties fo:margin-left="1.448cm" fo:margin-right="4.512cm" fo:margin-top="0.111cm" fo:margin-bottom="0cm" fo:line-height="125%" fo:text-indent="-0.637cm" style:auto-text-indent="false"/>
    </style:style>
    <style:style style:name="P30" style:family="paragraph" style:parent-style-name="Text_20_body">
      <style:paragraph-properties fo:margin-left="2.085cm" fo:margin-right="7.659cm" fo:line-height="125%" fo:text-indent="-0.637cm" style:auto-text-indent="false"/>
    </style:style>
    <style:style style:name="P31" style:family="paragraph" style:parent-style-name="Text_20_body">
      <style:paragraph-properties fo:margin-left="2.085cm" fo:margin-right="0cm" fo:line-height="0.443cm" fo:text-indent="0cm" style:auto-text-indent="false"/>
    </style:style>
    <style:style style:name="P32" style:family="paragraph" style:parent-style-name="Text_20_body">
      <style:paragraph-properties fo:margin-left="2.085cm" fo:margin-right="0cm" fo:margin-top="0.111cm" fo:margin-bottom="0cm" fo:text-indent="0cm" style:auto-text-indent="false"/>
    </style:style>
    <style:style style:name="P33" style:family="paragraph" style:parent-style-name="Text_20_body">
      <style:paragraph-properties fo:margin-left="2.085cm" fo:margin-right="0cm" fo:margin-top="0.109cm" fo:margin-bottom="0cm" fo:text-indent="0cm" style:auto-text-indent="false"/>
    </style:style>
    <style:style style:name="P34" style:family="paragraph" style:parent-style-name="Text_20_body">
      <style:paragraph-properties fo:margin-left="2.085cm" fo:margin-right="0cm" fo:margin-top="0.025cm" fo:margin-bottom="0cm" fo:text-indent="0cm" style:auto-text-indent="false"/>
    </style:style>
    <style:style style:name="P35" style:family="paragraph" style:parent-style-name="Text_20_body">
      <style:paragraph-properties fo:margin-left="2.085cm" fo:margin-right="4.512cm" fo:line-height="116%" fo:text-indent="0cm" style:auto-text-indent="false"/>
    </style:style>
    <style:style style:name="P36" style:family="paragraph" style:parent-style-name="Text_20_body">
      <style:paragraph-properties fo:margin-left="2.085cm" fo:margin-right="4.512cm" fo:margin-top="0.106cm" fo:margin-bottom="0cm" fo:line-height="125%" fo:text-indent="0cm" style:auto-text-indent="false"/>
    </style:style>
    <style:style style:name="P37" style:family="paragraph" style:parent-style-name="Text_20_body">
      <style:paragraph-properties fo:margin-left="1.448cm" fo:margin-right="8.71cm" fo:margin-top="0.016cm" fo:margin-bottom="0cm" fo:line-height="125%" fo:text-indent="0.635cm" style:auto-text-indent="false"/>
    </style:style>
    <style:style style:name="P38" style:family="paragraph" style:parent-style-name="Text_20_body">
      <style:paragraph-properties fo:margin-left="1.448cm" fo:margin-right="0cm" fo:margin-top="0.109cm" fo:margin-bottom="0cm" fo:text-indent="0cm" style:auto-text-indent="false"/>
    </style:style>
    <style:style style:name="P39" style:family="paragraph" style:parent-style-name="Text_20_body">
      <style:paragraph-properties fo:margin-left="1.448cm" fo:margin-right="0cm" fo:margin-top="0.104cm" fo:margin-bottom="0cm" fo:line-height="116%" fo:text-indent="0cm" style:auto-text-indent="false"/>
    </style:style>
    <style:style style:name="P40" style:family="paragraph" style:parent-style-name="Text_20_body">
      <style:paragraph-properties fo:margin-left="1.448cm" fo:margin-right="0cm" fo:margin-top="0.025cm" fo:margin-bottom="0cm" fo:text-indent="0cm" style:auto-text-indent="false"/>
    </style:style>
    <style:style style:name="P41" style:family="paragraph" style:parent-style-name="Text_20_body">
      <style:paragraph-properties fo:margin-left="1.448cm" fo:margin-right="8.71cm" fo:margin-top="0.016cm" fo:margin-bottom="0cm" fo:line-height="125%" fo:text-indent="0cm" style:auto-text-indent="false"/>
    </style:style>
    <style:style style:name="P42" style:family="paragraph" style:parent-style-name="Text_20_body">
      <style:paragraph-properties fo:margin-left="2.085cm" fo:margin-right="4.512cm" fo:margin-top="0.109cm" fo:margin-bottom="0cm" fo:line-height="116%" fo:text-indent="-0.637cm" style:auto-text-indent="false"/>
    </style:style>
    <style:style style:name="P43" style:family="paragraph" style:parent-style-name="Text_20_body">
      <style:paragraph-properties fo:margin-left="1.448cm" fo:margin-right="0.199cm" fo:margin-top="0.109cm" fo:margin-bottom="0cm" fo:text-indent="0cm" style:auto-text-indent="false"/>
    </style:style>
    <style:style style:name="P44" style:family="paragraph" style:parent-style-name="Text_20_body">
      <style:paragraph-properties fo:margin-left="0.813cm" fo:margin-right="0cm" fo:line-height="0.416cm" fo:text-indent="0cm" style:auto-text-indent="false"/>
    </style:style>
    <style:style style:name="P45" style:family="paragraph" style:parent-style-name="Text_20_body">
      <style:paragraph-properties fo:margin-left="1.448cm" fo:margin-right="8.128cm" fo:margin-top="0.109cm" fo:margin-bottom="0cm" fo:line-height="125%" fo:text-indent="0cm" style:auto-text-indent="false"/>
    </style:style>
    <style:style style:name="P46" style:family="paragraph" style:parent-style-name="Text_20_body">
      <style:paragraph-properties fo:margin-left="1.448cm" fo:margin-right="7.659cm" fo:line-height="125%" fo:text-indent="0cm" style:auto-text-indent="false"/>
    </style:style>
    <style:style style:name="P47" style:family="paragraph" style:parent-style-name="Text_20_body">
      <style:paragraph-properties fo:margin-left="1.448cm" fo:margin-right="7.465cm" fo:line-height="121%" fo:text-indent="0cm" style:auto-text-indent="false"/>
    </style:style>
    <style:style style:name="P48" style:family="paragraph" style:parent-style-name="Text_20_body">
      <style:paragraph-properties fo:margin-top="0.018cm" fo:margin-bottom="0cm"/>
      <style:text-properties fo:font-size="8.5pt" style:font-size-asian="8.5pt"/>
    </style:style>
    <style:style style:name="P49" style:family="paragraph" style:parent-style-name="Text_20_body">
      <style:paragraph-properties fo:margin-top="0.018cm" fo:margin-bottom="0cm"/>
      <style:text-properties fo:font-size="12.5pt" style:font-size-asian="12.5pt"/>
    </style:style>
    <style:style style:name="P50" style:family="paragraph" style:parent-style-name="Text_20_body">
      <style:paragraph-properties fo:margin-top="0.018cm" fo:margin-bottom="0cm"/>
      <style:text-properties fo:font-size="11.5pt" fo:font-weight="bold" style:font-size-asian="11.5pt" style:font-weight-asian="bold"/>
    </style:style>
    <style:style style:name="P51" style:family="paragraph" style:parent-style-name="Text_20_body">
      <style:paragraph-properties fo:margin-top="0.018cm" fo:margin-bottom="0cm"/>
      <style:text-properties fo:font-size="8pt" fo:font-weight="bold" style:font-size-asian="8pt" style:font-weight-asian="bold"/>
    </style:style>
    <style:style style:name="P52" style:family="paragraph" style:parent-style-name="Text_20_body">
      <style:paragraph-properties fo:margin-top="0.016cm" fo:margin-bottom="0cm"/>
      <style:text-properties fo:font-size="8.5pt" style:font-size-asian="8.5pt"/>
    </style:style>
    <style:style style:name="P53" style:family="paragraph" style:parent-style-name="Text_20_body">
      <style:paragraph-properties fo:margin-top="0.016cm" fo:margin-bottom="0cm"/>
      <style:text-properties fo:font-size="12.5pt" style:font-size-asian="12.5pt"/>
    </style:style>
    <style:style style:name="P54" style:family="paragraph" style:parent-style-name="Text_20_body">
      <style:paragraph-properties fo:margin-top="0.016cm" fo:margin-bottom="0cm"/>
      <style:text-properties fo:font-size="11.5pt" style:font-size-asian="11.5pt"/>
    </style:style>
    <style:style style:name="P55" style:family="paragraph" style:parent-style-name="Text_20_body" style:list-style-name="WWNum3">
      <style:paragraph-properties fo:margin-top="0.016cm" fo:margin-bottom="0cm"/>
      <style:text-properties fo:font-size="11.5pt" style:font-size-asian="11.5pt"/>
    </style:style>
    <style:style style:name="P56" style:family="paragraph" style:parent-style-name="Text_20_body">
      <style:paragraph-properties fo:margin-top="0.016cm" fo:margin-bottom="0cm"/>
      <style:text-properties fo:font-size="10pt" style:font-size-asian="10pt"/>
    </style:style>
    <style:style style:name="P57" style:family="paragraph" style:parent-style-name="Text_20_body">
      <style:paragraph-properties fo:margin-top="0.002cm" fo:margin-bottom="0cm"/>
    </style:style>
    <style:style style:name="P58" style:family="paragraph" style:parent-style-name="Text_20_body">
      <style:paragraph-properties fo:margin-top="0.002cm" fo:margin-bottom="0cm"/>
      <style:text-properties fo:font-weight="bold" style:font-weight-asian="bold"/>
    </style:style>
    <style:style style:name="P59" style:family="paragraph" style:parent-style-name="Text_20_body">
      <style:paragraph-properties fo:margin-top="0.002cm" fo:margin-bottom="0cm"/>
      <style:text-properties fo:font-size="15pt" fo:font-weight="bold" style:font-size-asian="15pt" style:font-weight-asian="bold"/>
    </style:style>
    <style:style style:name="P60" style:family="paragraph" style:parent-style-name="Text_20_body">
      <style:paragraph-properties fo:margin-top="0.002cm" fo:margin-bottom="0cm"/>
      <style:text-properties fo:font-size="13.5pt" style:font-size-asian="13.5pt"/>
    </style:style>
    <style:style style:name="P61" style:family="paragraph" style:parent-style-name="Text_20_body">
      <style:paragraph-properties fo:margin-top="0.002cm" fo:margin-bottom="0cm"/>
      <style:text-properties fo:font-size="12.5pt" style:font-size-asian="12.5pt"/>
    </style:style>
    <style:style style:name="P62" style:family="paragraph" style:parent-style-name="Text_20_body" style:list-style-name="WWNum3">
      <style:paragraph-properties fo:margin-top="0.002cm" fo:margin-bottom="0cm"/>
      <style:text-properties fo:font-size="10pt" style:font-size-asian="10pt"/>
    </style:style>
    <style:style style:name="P63" style:family="paragraph" style:parent-style-name="Text_20_body">
      <style:paragraph-properties fo:margin-left="0.178cm" fo:margin-right="0.192cm" fo:line-height="115%" fo:text-align="justify" style:justify-single-word="false" fo:text-indent="0cm" style:auto-text-indent="false"/>
    </style:style>
    <style:style style:name="P64" style:family="paragraph" style:parent-style-name="Text_20_body">
      <style:paragraph-properties fo:margin-left="0.178cm" fo:margin-right="0.192cm" fo:line-height="116%" fo:text-align="justify" style:justify-single-word="false" fo:text-indent="0cm" style:auto-text-indent="false"/>
    </style:style>
    <style:style style:name="P65" style:family="paragraph" style:parent-style-name="Text_20_body">
      <style:paragraph-properties fo:margin-left="0.178cm" fo:margin-right="0.192cm" fo:margin-top="0.219cm" fo:margin-bottom="0cm" fo:line-height="115%" fo:text-align="justify" style:justify-single-word="false" fo:text-indent="0cm" style:auto-text-indent="false"/>
    </style:style>
    <style:style style:name="P66" style:family="paragraph" style:parent-style-name="Text_20_body">
      <style:paragraph-properties fo:margin-left="0.178cm" fo:margin-right="0.192cm" fo:margin-top="0.164cm" fo:margin-bottom="0cm" fo:line-height="115%" fo:text-align="justify" style:justify-single-word="false" fo:text-indent="0cm" style:auto-text-indent="false"/>
    </style:style>
    <style:style style:name="P67" style:family="paragraph" style:parent-style-name="Text_20_body">
      <style:paragraph-properties fo:margin-left="0.178cm" fo:margin-right="0.187cm" fo:line-height="115%" fo:text-align="justify" style:justify-single-word="false" fo:text-indent="0cm" style:auto-text-indent="false"/>
    </style:style>
    <style:style style:name="P68" style:family="paragraph" style:parent-style-name="Text_20_body">
      <style:paragraph-properties fo:margin-left="0.178cm" fo:margin-right="0.187cm" fo:line-height="113%" fo:text-align="justify" style:justify-single-word="false" fo:text-indent="0cm" style:auto-text-indent="false"/>
    </style:style>
    <style:style style:name="P69" style:family="paragraph" style:parent-style-name="Text_20_body">
      <style:paragraph-properties fo:margin-top="0.009cm" fo:margin-bottom="0cm"/>
    </style:style>
    <style:style style:name="P70" style:family="paragraph" style:parent-style-name="Text_20_body">
      <style:paragraph-properties fo:margin-top="0.009cm" fo:margin-bottom="0cm"/>
      <style:text-properties fo:font-size="12.5pt" style:font-size-asian="12.5pt"/>
    </style:style>
    <style:style style:name="P71" style:family="paragraph" style:parent-style-name="Text_20_body">
      <style:paragraph-properties fo:margin-top="0.009cm" fo:margin-bottom="0cm"/>
      <style:text-properties fo:font-size="14.5pt" style:font-size-asian="14.5pt"/>
    </style:style>
    <style:style style:name="P72" style:family="paragraph" style:parent-style-name="Text_20_body">
      <style:paragraph-properties fo:margin-top="0.009cm" fo:margin-bottom="0cm"/>
      <style:text-properties fo:font-size="12pt" style:font-size-asian="12pt"/>
    </style:style>
    <style:style style:name="P73" style:family="paragraph" style:parent-style-name="Text_20_body">
      <style:paragraph-properties fo:margin-top="0.009cm" fo:margin-bottom="0cm"/>
      <style:text-properties fo:font-size="15.5pt" fo:font-weight="bold" style:font-size-asian="15.5pt" style:font-weight-asian="bold"/>
    </style:style>
    <style:style style:name="P74" style:family="paragraph" style:parent-style-name="Text_20_body">
      <style:paragraph-properties fo:margin-top="0.009cm" fo:margin-bottom="0cm"/>
      <style:text-properties fo:font-size="9.5pt" style:font-size-asian="9.5pt"/>
    </style:style>
    <style:style style:name="P75" style:family="paragraph" style:parent-style-name="Text_20_body">
      <style:paragraph-properties fo:margin-top="0.009cm" fo:margin-bottom="0cm"/>
      <style:text-properties fo:font-size="13pt" fo:font-weight="bold" style:font-size-asian="13pt" style:font-weight-asian="bold"/>
    </style:style>
    <style:style style:name="P76" style:family="paragraph" style:parent-style-name="Text_20_body">
      <style:paragraph-properties fo:margin-left="0.178cm" fo:margin-right="0.198cm" fo:line-height="115%" fo:text-align="justify" style:justify-single-word="false" fo:text-indent="0cm" style:auto-text-indent="false"/>
    </style:style>
    <style:style style:name="P77" style:family="paragraph" style:parent-style-name="Text_20_body">
      <style:paragraph-properties fo:margin-top="0.005cm" fo:margin-bottom="0cm"/>
    </style:style>
    <style:style style:name="P78" style:family="paragraph" style:parent-style-name="Text_20_body">
      <style:paragraph-properties fo:margin-top="0.005cm" fo:margin-bottom="0cm"/>
      <style:text-properties fo:font-size="12.5pt" style:font-size-asian="12.5pt"/>
    </style:style>
    <style:style style:name="P79" style:family="paragraph" style:parent-style-name="Text_20_body">
      <style:paragraph-properties fo:margin-top="0.005cm" fo:margin-bottom="0cm"/>
      <style:text-properties fo:font-size="12.5pt" fo:font-weight="bold" style:font-size-asian="12.5pt" style:font-weight-asian="bold"/>
    </style:style>
    <style:style style:name="P80" style:family="paragraph" style:parent-style-name="Text_20_body">
      <style:paragraph-properties fo:margin-top="0.005cm" fo:margin-bottom="0cm"/>
      <style:text-properties fo:font-size="14pt" style:font-size-asian="14pt"/>
    </style:style>
    <style:style style:name="P81" style:family="paragraph" style:parent-style-name="Text_20_body">
      <style:paragraph-properties fo:margin-top="0.005cm" fo:margin-bottom="0cm"/>
      <style:text-properties fo:font-size="10pt" fo:font-weight="bold" style:font-size-asian="10pt" style:font-weight-asian="bold"/>
    </style:style>
    <style:style style:name="P82" style:family="paragraph" style:parent-style-name="Text_20_body">
      <style:paragraph-properties fo:margin-left="0.178cm" fo:margin-right="0.196cm" fo:line-height="115%" fo:text-align="justify" style:justify-single-word="false" fo:text-indent="0cm" style:auto-text-indent="false"/>
    </style:style>
    <style:style style:name="P83" style:family="paragraph" style:parent-style-name="Text_20_body">
      <style:paragraph-properties fo:margin-left="0.178cm" fo:margin-right="0.196cm" fo:line-height="116%" fo:text-align="justify" style:justify-single-word="false" fo:text-indent="0cm" style:auto-text-indent="false"/>
    </style:style>
    <style:style style:name="P84" style:family="paragraph" style:parent-style-name="Text_20_body">
      <style:paragraph-properties fo:margin-left="0.178cm" fo:margin-right="0.196cm" fo:line-height="125%" fo:text-align="justify" style:justify-single-word="false" fo:text-indent="0cm" style:auto-text-indent="false"/>
    </style:style>
    <style:style style:name="P85" style:family="paragraph" style:parent-style-name="Text_20_body">
      <style:paragraph-properties fo:margin-left="0.178cm" fo:margin-right="0.196cm" fo:margin-top="0.208cm" fo:margin-bottom="0cm" fo:line-height="115%" fo:text-align="justify" style:justify-single-word="false" fo:text-indent="0cm" style:auto-text-indent="false"/>
    </style:style>
    <style:style style:name="P86" style:family="paragraph" style:parent-style-name="Text_20_body">
      <style:paragraph-properties fo:margin-left="0.178cm" fo:margin-right="0.196cm" fo:margin-top="0.369cm" fo:margin-bottom="0cm" fo:line-height="115%" fo:text-align="justify" style:justify-single-word="false" fo:text-indent="0cm" style:auto-text-indent="false"/>
    </style:style>
    <style:style style:name="P87" style:family="paragraph" style:parent-style-name="Text_20_body">
      <style:paragraph-properties fo:margin-top="0.004cm" fo:margin-bottom="0cm"/>
      <style:text-properties fo:font-size="13.5pt" style:font-size-asian="13.5pt"/>
    </style:style>
    <style:style style:name="P88" style:family="paragraph" style:parent-style-name="Text_20_body">
      <style:paragraph-properties fo:margin-top="0.004cm" fo:margin-bottom="0cm"/>
      <style:text-properties fo:font-size="16pt" style:font-size-asian="16pt"/>
    </style:style>
    <style:style style:name="P89" style:family="paragraph" style:parent-style-name="Text_20_body" style:list-style-name="WWNum3">
      <style:paragraph-properties fo:margin-top="0.004cm" fo:margin-bottom="0cm"/>
      <style:text-properties fo:font-size="12.5pt" style:font-size-asian="12.5pt"/>
    </style:style>
    <style:style style:name="P90" style:family="paragraph" style:parent-style-name="Text_20_body">
      <style:paragraph-properties fo:margin-top="0.004cm" fo:margin-bottom="0cm"/>
      <style:text-properties fo:font-size="7.5pt" fo:font-weight="bold" style:font-size-asian="7.5pt" style:font-weight-asian="bold"/>
    </style:style>
    <style:style style:name="P91" style:family="paragraph" style:parent-style-name="Text_20_body">
      <style:paragraph-properties fo:margin-top="0.004cm" fo:margin-bottom="0cm"/>
      <style:text-properties fo:font-size="10pt" style:font-size-asian="10pt"/>
    </style:style>
    <style:style style:name="P92" style:family="paragraph" style:parent-style-name="Text_20_body">
      <style:paragraph-properties fo:margin-top="0.014cm" fo:margin-bottom="0cm"/>
      <style:text-properties fo:font-size="12.5pt" style:font-size-asian="12.5pt"/>
    </style:style>
    <style:style style:name="P93" style:family="paragraph" style:parent-style-name="Text_20_body">
      <style:paragraph-properties fo:margin-top="0.014cm" fo:margin-bottom="0cm"/>
      <style:text-properties fo:font-size="11.5pt" style:font-size-asian="11.5pt"/>
    </style:style>
    <style:style style:name="P94" style:family="paragraph" style:parent-style-name="Text_20_body">
      <style:paragraph-properties fo:margin-top="0.014cm" fo:margin-bottom="0cm"/>
      <style:text-properties fo:font-size="10pt" style:font-size-asian="10pt"/>
    </style:style>
    <style:style style:name="P95" style:family="paragraph" style:parent-style-name="Text_20_body">
      <style:paragraph-properties fo:margin-top="0.012cm" fo:margin-bottom="0cm"/>
      <style:text-properties fo:font-size="13.5pt" style:font-size-asian="13.5pt"/>
    </style:style>
    <style:style style:name="P96" style:family="paragraph" style:parent-style-name="Text_20_body">
      <style:paragraph-properties fo:margin-top="0.012cm" fo:margin-bottom="0cm"/>
      <style:text-properties fo:font-size="12pt" style:font-size-asian="12pt"/>
    </style:style>
    <style:style style:name="P97" style:family="paragraph" style:parent-style-name="Text_20_body">
      <style:paragraph-properties fo:margin-top="0.012cm" fo:margin-bottom="0cm"/>
      <style:text-properties fo:font-size="10pt" style:font-size-asian="10pt"/>
    </style:style>
    <style:style style:name="P98" style:family="paragraph" style:parent-style-name="Text_20_body">
      <style:paragraph-properties fo:margin-top="0.012cm" fo:margin-bottom="0cm"/>
      <style:text-properties fo:font-size="7.5pt" fo:font-weight="bold" style:font-size-asian="7.5pt" style:font-weight-asian="bold"/>
    </style:style>
    <style:style style:name="P99" style:family="paragraph" style:parent-style-name="Text_20_body">
      <style:paragraph-properties fo:margin-left="0.178cm" fo:margin-right="0.199cm" fo:line-height="115%" fo:text-indent="0cm" style:auto-text-indent="false"/>
    </style:style>
    <style:style style:name="P100" style:family="paragraph" style:parent-style-name="Text_20_body">
      <style:paragraph-properties fo:margin-left="0.178cm" fo:margin-right="0.199cm" fo:line-height="125%" fo:text-align="justify" style:justify-single-word="false" fo:text-indent="0cm" style:auto-text-indent="false"/>
    </style:style>
    <style:style style:name="P101" style:family="paragraph" style:parent-style-name="Text_20_body">
      <style:paragraph-properties fo:margin-left="0.178cm" fo:margin-right="0.199cm" fo:margin-top="0.023cm" fo:margin-bottom="0cm" fo:line-height="115%" fo:text-indent="0cm" style:auto-text-indent="false"/>
    </style:style>
    <style:style style:name="P102" style:family="paragraph" style:parent-style-name="Text_20_body" style:master-page-name="Converted2">
      <style:paragraph-properties fo:margin-left="0.178cm" fo:margin-right="0.199cm" fo:margin-top="0.123cm" fo:margin-bottom="0cm" fo:line-height="115%" fo:text-indent="0cm" style:auto-text-indent="false" style:page-number="auto"/>
    </style:style>
    <style:style style:name="P103" style:family="paragraph" style:parent-style-name="Text_20_body">
      <style:paragraph-properties fo:margin-left="0.178cm" fo:margin-right="0.199cm" fo:margin-top="0.002cm" fo:margin-bottom="0cm" fo:line-height="115%" fo:text-align="justify" style:justify-single-word="false" fo:text-indent="0cm" style:auto-text-indent="false"/>
    </style:style>
    <style:style style:name="P104" style:family="paragraph" style:parent-style-name="Text_20_body">
      <style:paragraph-properties fo:margin-left="0.178cm" fo:margin-right="0.395cm" fo:margin-top="0.208cm" fo:margin-bottom="0cm" fo:line-height="115%" fo:text-indent="0cm" style:auto-text-indent="false"/>
    </style:style>
    <style:style style:name="P105" style:family="paragraph" style:parent-style-name="Text_20_body">
      <style:paragraph-properties fo:margin-left="0.178cm" fo:margin-right="0.395cm" fo:margin-top="0.025cm" fo:margin-bottom="0cm" fo:line-height="113%" fo:text-indent="0cm" style:auto-text-indent="false"/>
    </style:style>
    <style:style style:name="P106" style:family="paragraph" style:parent-style-name="Text_20_body">
      <style:paragraph-properties fo:margin-left="0.178cm" fo:margin-right="0.203cm" fo:margin-top="0.235cm" fo:margin-bottom="0cm" fo:line-height="113%" fo:text-align="justify" style:justify-single-word="false" fo:text-indent="0cm" style:auto-text-indent="false"/>
    </style:style>
    <style:style style:name="P107" style:family="paragraph" style:parent-style-name="Text_20_body">
      <style:paragraph-properties fo:margin-left="0.178cm" fo:margin-right="0.203cm" fo:margin-top="0.235cm" fo:margin-bottom="0cm" fo:line-height="113%" fo:text-align="justify" style:justify-single-word="false" fo:text-indent="0cm" style:auto-text-indent="false"/>
      <style:text-properties fo:letter-spacing="-0.004cm"/>
    </style:style>
    <style:style style:name="P108" style:family="paragraph" style:parent-style-name="Text_20_body">
      <style:paragraph-properties fo:margin-left="0.178cm" fo:margin-right="0.189cm" fo:line-height="116%" fo:text-align="justify" style:justify-single-word="false" fo:text-indent="0cm" style:auto-text-indent="false"/>
    </style:style>
    <style:style style:name="P109" style:family="paragraph" style:parent-style-name="Text_20_body">
      <style:paragraph-properties fo:margin-left="0.178cm" fo:margin-right="0.189cm" fo:line-height="115%" fo:text-align="justify" style:justify-single-word="false" fo:text-indent="0cm" style:auto-text-indent="false"/>
    </style:style>
    <style:style style:name="P110" style:family="paragraph" style:parent-style-name="Text_20_body">
      <style:paragraph-properties fo:margin-left="0.178cm" fo:margin-right="0.189cm" fo:line-height="115%" fo:text-align="justify" style:justify-single-word="false" fo:text-indent="0cm" style:auto-text-indent="false"/>
      <style:text-properties fo:font-size="12pt" style:font-size-asian="12pt"/>
    </style:style>
    <style:style style:name="P111" style:family="paragraph" style:parent-style-name="Text_20_body">
      <style:paragraph-properties fo:margin-left="0.178cm" fo:margin-right="0.189cm" fo:line-height="115%" fo:text-align="justify" style:justify-single-word="false" fo:text-indent="0cm" style:auto-text-indent="false"/>
      <style:text-properties fo:color="#0c333c" fo:letter-spacing="-0.004cm"/>
    </style:style>
    <style:style style:name="P112" style:family="paragraph" style:parent-style-name="Text_20_body">
      <style:paragraph-properties fo:margin-left="0.178cm" fo:margin-right="0.189cm" fo:line-height="115%" fo:text-align="justify" style:justify-single-word="false" fo:text-indent="0cm" style:auto-text-indent="false"/>
      <style:text-properties fo:color="#000000"/>
    </style:style>
    <style:style style:name="P113" style:family="paragraph" style:parent-style-name="Text_20_body">
      <style:paragraph-properties fo:margin-left="0.178cm" fo:margin-right="0.189cm" fo:margin-top="0.023cm" fo:margin-bottom="0cm" fo:line-height="113%" fo:text-align="justify" style:justify-single-word="false" fo:text-indent="0cm" style:auto-text-indent="false"/>
    </style:style>
    <style:style style:name="P114" style:family="paragraph" style:parent-style-name="Text_20_body">
      <style:paragraph-properties fo:margin-left="0.178cm" fo:margin-right="0.189cm" fo:margin-top="0.235cm" fo:margin-bottom="0cm" fo:line-height="115%" fo:text-align="justify" style:justify-single-word="false" fo:text-indent="0cm" style:auto-text-indent="false"/>
    </style:style>
    <style:style style:name="P115" style:family="paragraph" style:parent-style-name="Text_20_body">
      <style:paragraph-properties fo:margin-left="0.178cm" fo:margin-right="0.189cm" fo:margin-top="0.367cm" fo:margin-bottom="0cm" fo:line-height="115%" fo:text-align="justify" style:justify-single-word="false" fo:text-indent="0cm" style:auto-text-indent="false"/>
    </style:style>
    <style:style style:name="P116" style:family="paragraph" style:parent-style-name="Text_20_body">
      <style:paragraph-properties fo:margin-left="0.178cm" fo:margin-right="0.194cm" fo:margin-top="0.025cm" fo:margin-bottom="0cm" fo:line-height="113%" fo:text-align="justify" style:justify-single-word="false" fo:text-indent="0cm" style:auto-text-indent="false"/>
    </style:style>
    <style:style style:name="P117" style:family="paragraph" style:parent-style-name="Text_20_body">
      <style:paragraph-properties fo:margin-left="0.178cm" fo:margin-right="0.185cm" fo:line-height="113%" fo:text-align="justify" style:justify-single-word="false" fo:text-indent="0cm" style:auto-text-indent="false"/>
    </style:style>
    <style:style style:name="P118" style:family="paragraph" style:parent-style-name="Text_20_body">
      <style:paragraph-properties fo:margin-left="0.178cm" fo:margin-right="0.185cm" fo:margin-top="0.002cm" fo:margin-bottom="0cm" fo:line-height="115%" fo:text-align="justify" style:justify-single-word="false" fo:text-indent="0cm" style:auto-text-indent="false"/>
    </style:style>
    <style:style style:name="P119" style:family="paragraph" style:parent-style-name="Text_20_body">
      <style:paragraph-properties fo:margin-left="0.178cm" fo:margin-right="0.185cm" fo:margin-top="0.164cm" fo:margin-bottom="0cm" fo:line-height="113%" fo:text-align="justify" style:justify-single-word="false" fo:text-indent="0cm" style:auto-text-indent="false"/>
    </style:style>
    <style:style style:name="P120" style:family="paragraph" style:parent-style-name="Text_20_body">
      <style:paragraph-properties fo:margin-left="0.178cm" fo:margin-right="0.185cm" fo:margin-top="0.164cm" fo:margin-bottom="0cm" fo:line-height="115%" fo:text-align="justify" style:justify-single-word="false" fo:text-indent="0cm" style:auto-text-indent="false"/>
    </style:style>
    <style:style style:name="P121" style:family="paragraph" style:parent-style-name="Text_20_body">
      <style:paragraph-properties fo:margin-left="0.178cm" fo:margin-right="0.185cm" fo:margin-top="0.018cm" fo:margin-bottom="0cm" fo:line-height="113%" fo:text-align="justify" style:justify-single-word="false" fo:text-indent="0cm" style:auto-text-indent="false"/>
    </style:style>
    <style:style style:name="P122" style:family="paragraph" style:parent-style-name="Text_20_body">
      <style:paragraph-properties fo:margin-left="0.178cm" fo:margin-right="0.185cm" fo:margin-top="0.018cm" fo:margin-bottom="0cm" fo:line-height="113%" fo:text-align="start" style:justify-single-word="false" fo:text-indent="0cm" style:auto-text-indent="false"/>
    </style:style>
    <style:style style:name="P123" style:family="paragraph" style:parent-style-name="Text_20_body">
      <style:paragraph-properties fo:margin-left="0.178cm" fo:margin-right="0.185cm" fo:margin-top="0.018cm" fo:margin-bottom="0cm" fo:line-height="113%" fo:text-align="justify" style:justify-single-word="false" fo:text-indent="0cm" style:auto-text-indent="false"/>
      <style:text-properties style:font-name="Arial" fo:font-size="11pt" style:font-size-asian="11pt" style:font-size-complex="11pt"/>
    </style:style>
    <style:style style:name="P124" style:family="paragraph" style:parent-style-name="Text_20_body">
      <style:paragraph-properties fo:margin-left="0.178cm" fo:margin-right="0.206cm" fo:line-height="116%" fo:text-align="justify" style:justify-single-word="false" fo:text-indent="0cm" style:auto-text-indent="false"/>
    </style:style>
    <style:style style:name="P125" style:family="paragraph" style:parent-style-name="Text_20_body">
      <style:paragraph-properties fo:margin-left="0.178cm" fo:margin-right="0.582cm" fo:margin-top="0.235cm" fo:margin-bottom="0cm" fo:line-height="115%" fo:text-align="justify" style:justify-single-word="false" fo:text-indent="0cm" style:auto-text-indent="false"/>
    </style:style>
    <style:style style:name="P126" style:family="paragraph" style:parent-style-name="Text_20_body">
      <style:paragraph-properties fo:margin-top="0.011cm" fo:margin-bottom="0cm"/>
    </style:style>
    <style:style style:name="P127" style:family="paragraph" style:parent-style-name="Text_20_body">
      <style:paragraph-properties fo:margin-top="0.011cm" fo:margin-bottom="0cm"/>
      <style:text-properties fo:font-size="15pt" style:font-size-asian="15pt"/>
    </style:style>
    <style:style style:name="P128" style:family="paragraph" style:parent-style-name="Text_20_body">
      <style:paragraph-properties fo:margin-left="0.178cm" fo:margin-right="0.191cm" fo:line-height="113%" fo:text-align="justify" style:justify-single-word="false" fo:text-indent="0cm" style:auto-text-indent="false"/>
    </style:style>
    <style:style style:name="P129" style:family="paragraph" style:parent-style-name="Text_20_body">
      <style:paragraph-properties fo:margin-left="0.178cm" fo:margin-right="0.191cm" fo:line-height="113%" fo:text-align="justify" style:justify-single-word="false" fo:text-indent="0cm" style:auto-text-indent="false"/>
      <style:text-properties fo:color="#0c333c"/>
    </style:style>
    <style:style style:name="P130" style:family="paragraph" style:parent-style-name="Text_20_body">
      <style:paragraph-properties fo:margin-left="0.178cm" fo:margin-right="0.191cm" fo:margin-top="0.22cm" fo:margin-bottom="0cm" fo:line-height="115%" fo:text-align="justify" style:justify-single-word="false" fo:text-indent="0cm" style:auto-text-indent="false"/>
    </style:style>
    <style:style style:name="P131" style:family="paragraph" style:parent-style-name="Text_20_body">
      <style:paragraph-properties fo:margin-left="0.178cm" fo:margin-right="0.191cm" fo:margin-top="0.164cm" fo:margin-bottom="0cm" fo:line-height="113%" fo:text-align="justify" style:justify-single-word="false" fo:text-indent="0cm" style:auto-text-indent="false"/>
    </style:style>
    <style:style style:name="P132" style:family="paragraph" style:parent-style-name="Text_20_body">
      <style:paragraph-properties fo:margin-top="0.019cm" fo:margin-bottom="0cm"/>
      <style:text-properties fo:font-size="11.5pt" style:font-size-asian="11.5pt"/>
    </style:style>
    <style:style style:name="P133" style:family="paragraph" style:parent-style-name="Text_20_body">
      <style:paragraph-properties fo:margin-top="0.019cm" fo:margin-bottom="0cm"/>
      <style:text-properties fo:font-size="11.5pt" fo:font-weight="bold" style:font-size-asian="11.5pt" style:font-weight-asian="bold"/>
    </style:style>
    <style:style style:name="P134" style:family="paragraph" style:parent-style-name="Text_20_body">
      <style:paragraph-properties fo:margin-top="0.019cm" fo:margin-bottom="0cm"/>
      <style:text-properties fo:font-size="8pt" fo:font-weight="bold" style:font-size-asian="8pt" style:font-weight-asian="bold"/>
    </style:style>
    <style:style style:name="P135" style:family="paragraph" style:parent-style-name="Text_20_body">
      <style:paragraph-properties fo:margin-top="0.019cm" fo:margin-bottom="0cm"/>
      <style:text-properties fo:font-size="12pt" style:font-size-asian="12pt"/>
    </style:style>
    <style:style style:name="P136" style:family="paragraph" style:parent-style-name="Text_20_body">
      <style:paragraph-properties fo:margin-left="0.178cm" fo:margin-right="0.212cm" fo:line-height="125%" fo:text-align="justify" style:justify-single-word="false" fo:text-indent="0cm" style:auto-text-indent="false"/>
    </style:style>
    <style:style style:name="P137" style:family="paragraph" style:parent-style-name="Text_20_body">
      <style:paragraph-properties fo:margin-left="0.178cm" fo:margin-right="0.208cm" fo:margin-top="0.002cm" fo:margin-bottom="0cm" fo:line-height="116%" fo:text-align="justify" style:justify-single-word="false" fo:text-indent="0cm" style:auto-text-indent="false"/>
    </style:style>
    <style:style style:name="P138" style:family="paragraph" style:parent-style-name="Text_20_body">
      <style:paragraph-properties fo:margin-left="0cm" fo:margin-right="5.39cm" fo:line-height="213%" fo:text-indent="0cm" style:auto-text-indent="false"/>
    </style:style>
    <style:style style:name="P139" style:family="paragraph" style:parent-style-name="Text_20_body">
      <style:paragraph-properties fo:margin-left="0.178cm" fo:margin-right="5.39cm" fo:line-height="213%" fo:text-indent="0cm" style:auto-text-indent="false"/>
    </style:style>
    <style:style style:name="P140" style:family="paragraph" style:parent-style-name="Text_20_body" style:list-style-name="L1">
      <style:paragraph-properties fo:margin-top="0cm" fo:margin-bottom="0.499cm" fo:padding="0.049cm" fo:border="0.002cm solid #d9d9e3"/>
    </style:style>
    <style:style style:name="P141" style:family="paragraph" style:parent-style-name="Title">
      <style:paragraph-properties fo:line-height="113%"/>
    </style:style>
    <style:style style:name="P142" style:family="paragraph" style:parent-style-name="Heading_20_1">
      <style:paragraph-properties fo:margin-top="0.145cm" fo:margin-bottom="0cm" fo:line-height="110%"/>
    </style:style>
    <style:style style:name="P143" style:family="paragraph" style:parent-style-name="Heading_20_1" style:master-page-name="Converted4">
      <style:paragraph-properties style:page-number="auto"/>
    </style:style>
    <style:style style:name="P144" style:family="paragraph" style:parent-style-name="Heading_20_2" style:list-style-name="WWNum2">
      <style:paragraph-properties>
        <style:tab-stops>
          <style:tab-stop style:position="2.898cm"/>
        </style:tab-stops>
      </style:paragraph-properties>
    </style:style>
    <style:style style:name="P145" style:family="paragraph" style:parent-style-name="Heading_20_2">
      <style:text-properties fo:color="#0c333c"/>
    </style:style>
    <style:style style:name="P146" style:family="paragraph" style:parent-style-name="Heading_20_2" style:list-style-name="WWNum2">
      <style:paragraph-properties fo:margin-top="0.15cm" fo:margin-bottom="0cm">
        <style:tab-stops>
          <style:tab-stop style:position="2.898cm"/>
        </style:tab-stops>
      </style:paragraph-properties>
    </style:style>
    <style:style style:name="P147" style:family="paragraph" style:parent-style-name="Heading_20_2">
      <style:paragraph-properties fo:margin-top="0.111cm" fo:margin-bottom="0cm"/>
    </style:style>
    <style:style style:name="P148" style:family="paragraph" style:parent-style-name="Heading_20_2">
      <style:paragraph-properties fo:margin-top="0.111cm" fo:margin-bottom="0cm"/>
      <style:text-properties fo:color="#0c333c" style:text-scale="105%"/>
    </style:style>
    <style:style style:name="P149" style:family="paragraph" style:parent-style-name="Heading_20_2" style:list-style-name="WWNum2" style:master-page-name="Converted1">
      <style:paragraph-properties fo:margin-top="0.111cm" fo:margin-bottom="0cm" style:page-number="auto">
        <style:tab-stops>
          <style:tab-stop style:position="2.898cm"/>
        </style:tab-stops>
      </style:paragraph-properties>
    </style:style>
    <style:style style:name="P150" style:family="paragraph" style:parent-style-name="Heading_20_2" style:list-style-name="WWNum2">
      <style:paragraph-properties fo:margin-left="0.813cm" fo:margin-right="0.187cm" fo:line-height="110%" fo:text-indent="0cm" style:auto-text-indent="false">
        <style:tab-stops>
          <style:tab-stop style:position="2.898cm"/>
          <style:tab-stop style:position="6.879cm"/>
          <style:tab-stop style:position="8.049cm"/>
          <style:tab-stop style:position="11.113cm"/>
          <style:tab-stop style:position="14.58cm"/>
          <style:tab-stop style:position="15.166cm"/>
          <style:tab-stop style:position="16.9cm"/>
        </style:tab-stops>
      </style:paragraph-properties>
    </style:style>
    <style:style style:name="P151" style:family="paragraph" style:parent-style-name="Heading_20_2" style:master-page-name="Converted5">
      <style:paragraph-properties fo:margin-left="0cm" fo:margin-right="0cm" fo:margin-top="0.111cm" fo:margin-bottom="0cm" fo:text-indent="0cm" style:auto-text-indent="false" style:page-number="auto"/>
    </style:style>
    <style:style style:name="P152" style:family="paragraph" style:parent-style-name="Heading_20_2">
      <style:paragraph-properties fo:margin-top="0.34cm" fo:margin-bottom="0cm"/>
    </style:style>
    <style:style style:name="P153" style:family="paragraph" style:parent-style-name="List_20_Paragraph" style:list-style-name="WWNum3">
      <style:paragraph-properties>
        <style:tab-stops>
          <style:tab-stop style:position="6.348cm"/>
        </style:tab-stops>
      </style:paragraph-properties>
    </style:style>
    <style:style style:name="P154" style:family="paragraph" style:parent-style-name="List_20_Paragraph" style:list-style-name="WWNum4">
      <style:paragraph-properties>
        <style:tab-stops>
          <style:tab-stop style:position="2.896cm"/>
          <style:tab-stop style:position="2.898cm"/>
        </style:tab-stops>
      </style:paragraph-properties>
    </style:style>
    <style:style style:name="P155" style:family="paragraph" style:parent-style-name="List_20_Paragraph" style:list-style-name="WWNum3">
      <style:paragraph-properties>
        <style:tab-stops>
          <style:tab-stop style:position="6.348cm"/>
        </style:tab-stops>
      </style:paragraph-properties>
    </style:style>
    <style:style style:name="P156" style:family="paragraph" style:parent-style-name="List_20_Paragraph" style:list-style-name="WWNum3">
      <style:paragraph-properties fo:margin-left="2.103cm" fo:margin-right="0cm" fo:text-indent="-0.656cm" style:auto-text-indent="false">
        <style:tab-stops>
          <style:tab-stop style:position="4.205cm"/>
          <style:tab-stop style:position="4.207cm"/>
        </style:tab-stops>
      </style:paragraph-properties>
    </style:style>
    <style:style style:name="P157" style:family="paragraph" style:parent-style-name="List_20_Paragraph" style:list-style-name="WWNum3">
      <style:paragraph-properties fo:margin-left="2.103cm" fo:margin-right="0cm" fo:text-indent="-0.656cm" style:auto-text-indent="false">
        <style:tab-stops>
          <style:tab-stop style:position="4.205cm"/>
          <style:tab-stop style:position="4.207cm"/>
        </style:tab-stops>
      </style:paragraph-properties>
    </style:style>
    <style:style style:name="P158" style:family="paragraph" style:parent-style-name="List_20_Paragraph" style:list-style-name="WWNum3">
      <style:paragraph-properties fo:margin-left="2.103cm" fo:margin-right="0cm" fo:margin-top="0.002cm" fo:margin-bottom="0cm" fo:text-indent="-0.656cm" style:auto-text-indent="false">
        <style:tab-stops>
          <style:tab-stop style:position="4.205cm"/>
          <style:tab-stop style:position="4.207cm"/>
        </style:tab-stops>
      </style:paragraph-properties>
    </style:style>
    <style:style style:name="P159" style:family="paragraph" style:parent-style-name="List_20_Paragraph" style:list-style-name="WWNum3">
      <style:paragraph-properties fo:margin-left="2.103cm" fo:margin-right="0cm" fo:margin-top="0.002cm" fo:margin-bottom="0cm" fo:text-indent="-0.656cm" style:auto-text-indent="false">
        <style:tab-stops>
          <style:tab-stop style:position="4.205cm"/>
          <style:tab-stop style:position="4.207cm"/>
        </style:tab-stops>
      </style:paragraph-properties>
    </style:style>
    <style:style style:name="P160" style:family="paragraph" style:parent-style-name="List_20_Paragraph">
      <style:paragraph-properties fo:margin-left="1.448cm" fo:margin-right="1.074cm" fo:line-height="115%" fo:text-indent="0cm" style:auto-text-indent="false">
        <style:tab-stops>
          <style:tab-stop style:position="5.636cm"/>
          <style:tab-stop style:position="5.637cm"/>
        </style:tab-stops>
      </style:paragraph-properties>
    </style:style>
    <style:style style:name="P161" style:family="paragraph" style:parent-style-name="List_20_Paragraph">
      <style:paragraph-properties fo:margin-left="1.448cm" fo:margin-right="1.194cm" fo:line-height="113%" fo:text-indent="0cm" style:auto-text-indent="false">
        <style:tab-stops>
          <style:tab-stop style:position="5.636cm"/>
          <style:tab-stop style:position="5.637cm"/>
        </style:tab-stops>
      </style:paragraph-properties>
    </style:style>
    <style:style style:name="P162" style:family="paragraph" style:parent-style-name="List_20_Paragraph" style:list-style-name="WWNum4">
      <style:paragraph-properties fo:margin-top="0.085cm" fo:margin-bottom="0cm">
        <style:tab-stops>
          <style:tab-stop style:position="2.896cm"/>
          <style:tab-stop style:position="2.898cm"/>
        </style:tab-stops>
      </style:paragraph-properties>
    </style:style>
    <style:style style:name="P163" style:family="paragraph" style:parent-style-name="List_20_Paragraph" style:list-style-name="WWNum4">
      <style:paragraph-properties fo:margin-top="0.056cm" fo:margin-bottom="0cm">
        <style:tab-stops>
          <style:tab-stop style:position="2.896cm"/>
          <style:tab-stop style:position="2.898cm"/>
        </style:tab-stops>
      </style:paragraph-properties>
    </style:style>
    <style:style style:name="P164" style:family="paragraph" style:parent-style-name="Heading_20_3">
      <style:paragraph-properties fo:margin-top="0.002cm" fo:margin-bottom="0cm"/>
    </style:style>
    <style:style style:name="P165" style:family="paragraph" style:parent-style-name="Heading_20_3" style:master-page-name="Converted3">
      <style:paragraph-properties fo:margin-top="0.116cm" fo:margin-bottom="0cm" style:page-number="auto"/>
    </style:style>
    <style:style style:name="P166" style:family="paragraph" style:parent-style-name="Heading_20_4" style:list-style-name="WWNum4">
      <style:paragraph-properties>
        <style:tab-stops>
          <style:tab-stop style:position="1.219cm"/>
        </style:tab-stops>
      </style:paragraph-properties>
    </style:style>
    <style:style style:name="P167" style:family="paragraph" style:parent-style-name="Heading_20_4" style:list-style-name="WWNum4">
      <style:paragraph-properties fo:margin-top="0.164cm" fo:margin-bottom="0cm">
        <style:tab-stops>
          <style:tab-stop style:position="1.219cm"/>
        </style:tab-stops>
      </style:paragraph-properties>
    </style:style>
    <style:style style:name="P168" style:family="paragraph" style:parent-style-name="Heading_20_4">
      <style:paragraph-properties fo:margin-left="0.178cm" fo:margin-right="0.185cm" fo:margin-top="0.018cm" fo:margin-bottom="0cm" fo:line-height="113%" fo:text-align="justify" style:justify-single-word="false" fo:text-indent="0cm" style:auto-text-indent="false"/>
      <style:text-properties fo:font-size="14pt" style:font-size-asian="14pt" style:font-size-complex="14pt"/>
    </style:style>
    <style:style style:name="T1" style:family="text">
      <style:text-properties fo:color="#0c333c"/>
    </style:style>
    <style:style style:name="T2" style:family="text">
      <style:text-properties fo:color="#0c333c" style:text-scale="120%"/>
    </style:style>
    <style:style style:name="T3" style:family="text">
      <style:text-properties fo:color="#0c333c" fo:letter-spacing="-0.074cm" style:text-scale="120%"/>
    </style:style>
    <style:style style:name="T4" style:family="text">
      <style:text-properties fo:color="#0c333c" style:text-scale="105%"/>
    </style:style>
    <style:style style:name="T5" style:family="text">
      <style:text-properties fo:color="#0c333c" style:text-underline-style="none"/>
    </style:style>
    <style:style style:name="T6" style:family="text">
      <style:text-properties fo:color="#0c333c" style:text-underline-style="none" style:text-scale="105%"/>
    </style:style>
    <style:style style:name="T7" style:family="text">
      <style:text-properties fo:color="#0c333c" style:text-underline-style="none" style:text-scale="115%"/>
    </style:style>
    <style:style style:name="T8" style:family="text">
      <style:text-properties fo:color="#0c333c" fo:letter-spacing="0.071cm" style:text-scale="105%"/>
    </style:style>
    <style:style style:name="T9" style:family="text">
      <style:text-properties fo:color="#0c333c" fo:letter-spacing="0.071cm" style:text-underline-style="none" style:text-scale="105%"/>
    </style:style>
    <style:style style:name="T10" style:family="text">
      <style:text-properties fo:color="#0c333c" style:text-underline-style="none" style:text-scale="105%"/>
    </style:style>
    <style:style style:name="T11" style:family="text">
      <style:text-properties fo:color="#0c333c" fo:letter-spacing="0.078cm"/>
    </style:style>
    <style:style style:name="T12" style:family="text">
      <style:text-properties fo:color="#0c333c" fo:letter-spacing="-0.018cm"/>
    </style:style>
    <style:style style:name="T13" style:family="text">
      <style:text-properties fo:color="#0c333c" fo:letter-spacing="0.095cm" style:text-scale="105%"/>
    </style:style>
    <style:style style:name="T14" style:family="text">
      <style:text-properties fo:color="#0c333c" fo:letter-spacing="0.097cm" style:text-scale="105%"/>
    </style:style>
    <style:style style:name="T15" style:family="text">
      <style:text-properties fo:color="#0c333c" fo:letter-spacing="0.132cm"/>
    </style:style>
    <style:style style:name="T16" style:family="text">
      <style:text-properties fo:color="#0c333c" fo:letter-spacing="0.134cm"/>
    </style:style>
    <style:style style:name="T17" style:family="text">
      <style:text-properties fo:color="#0c333c" style:text-scale="110%"/>
    </style:style>
    <style:style style:name="T18" style:family="text">
      <style:text-properties fo:color="#0c333c" fo:letter-spacing="0.028cm" style:text-scale="110%"/>
    </style:style>
    <style:style style:name="T19" style:family="text">
      <style:text-properties fo:color="#0c333c" fo:letter-spacing="0.03cm" style:text-scale="110%"/>
    </style:style>
    <style:style style:name="T20" style:family="text">
      <style:text-properties fo:color="#0c333c" fo:letter-spacing="0.002cm" style:text-scale="110%"/>
    </style:style>
    <style:style style:name="T21" style:family="text">
      <style:text-properties fo:color="#0c333c" fo:letter-spacing="0.002cm" style:text-scale="105%"/>
    </style:style>
    <style:style style:name="T22" style:family="text">
      <style:text-properties fo:color="#0c333c" fo:letter-spacing="-0.004cm"/>
    </style:style>
    <style:style style:name="T23" style:family="text">
      <style:text-properties fo:color="#0c333c" fo:letter-spacing="-0.004cm" style:text-scale="110%"/>
    </style:style>
    <style:style style:name="T24" style:family="text">
      <style:text-properties fo:color="#0c333c" fo:letter-spacing="-0.004cm" style:text-scale="105%"/>
    </style:style>
    <style:style style:name="T25" style:family="text">
      <style:text-properties fo:color="#0c333c" fo:letter-spacing="-0.004cm" style:text-underline-style="none"/>
    </style:style>
    <style:style style:name="T26" style:family="text">
      <style:text-properties fo:color="#0c333c" fo:letter-spacing="-0.004cm" style:text-underline-style="none" style:text-scale="115%"/>
    </style:style>
    <style:style style:name="T27" style:family="text">
      <style:text-properties fo:color="#0c333c" fo:letter-spacing="-0.011cm" style:text-scale="105%"/>
    </style:style>
    <style:style style:name="T28" style:family="text">
      <style:text-properties fo:color="#0c333c" fo:font-size="14pt" fo:letter-spacing="-0.009cm" fo:font-weight="bold" style:font-size-asian="14pt" style:font-weight-asian="bold" style:text-scale="85%"/>
    </style:style>
    <style:style style:name="T29" style:family="text">
      <style:text-properties fo:color="#0c333c" fo:font-size="14pt" fo:letter-spacing="-0.004cm" style:font-size-asian="14pt" style:text-scale="115%"/>
    </style:style>
    <style:style style:name="T30" style:family="text">
      <style:text-properties fo:color="#0c333c" fo:font-size="14pt" fo:letter-spacing="-0.004cm" style:text-underline-style="none" style:font-size-asian="14pt" style:font-size-complex="14pt"/>
    </style:style>
    <style:style style:name="T31" style:family="text">
      <style:text-properties fo:color="#0c333c" fo:font-size="14pt" fo:font-weight="bold" style:font-size-asian="14pt" style:font-weight-asian="bold" style:font-size-complex="14pt" style:font-weight-complex="bold"/>
    </style:style>
    <style:style style:name="T32" style:family="text">
      <style:text-properties fo:color="#0c333c" fo:font-size="14pt" fo:font-weight="bold" style:font-size-asian="14pt" style:font-weight-asian="bold" style:font-size-complex="14pt" style:font-weight-complex="bold" style:text-scale="95%"/>
    </style:style>
    <style:style style:name="T33" style:family="text">
      <style:text-properties fo:color="#0c333c" fo:font-size="14pt" fo:letter-spacing="0.005cm" fo:font-weight="bold" style:font-size-asian="14pt" style:font-weight-asian="bold" style:font-size-complex="14pt" style:font-weight-complex="bold"/>
    </style:style>
    <style:style style:name="T34" style:family="text">
      <style:text-properties fo:color="#0c333c" fo:font-size="14pt" fo:letter-spacing="0.007cm" fo:font-weight="bold" style:font-size-asian="14pt" style:font-weight-asian="bold" style:font-size-complex="14pt" style:font-weight-complex="bold"/>
    </style:style>
    <style:style style:name="T35" style:family="text">
      <style:text-properties fo:color="#0c333c" fo:font-size="14pt" fo:letter-spacing="-0.007cm" fo:font-weight="bold" style:font-size-asian="14pt" style:font-weight-asian="bold" style:font-size-complex="14pt" style:font-weight-complex="bold"/>
    </style:style>
    <style:style style:name="T36" style:family="text">
      <style:text-properties fo:color="#0c333c" fo:letter-spacing="-0.039cm" style:text-underline-style="none" style:text-scale="115%"/>
    </style:style>
    <style:style style:name="T37" style:family="text">
      <style:text-properties fo:color="#0c333c" fo:letter-spacing="-0.037cm" style:text-underline-style="none" style:text-scale="115%"/>
    </style:style>
    <style:style style:name="T38" style:family="text">
      <style:text-properties fo:color="#0c333c" fo:letter-spacing="-0.012cm" style:text-scale="105%"/>
    </style:style>
    <style:style style:name="T39" style:family="text">
      <style:text-properties fo:color="#0c333c" style:text-scale="95%"/>
    </style:style>
    <style:style style:name="T40" style:family="text">
      <style:text-properties fo:color="#0c333c" fo:letter-spacing="0.064cm"/>
    </style:style>
    <style:style style:name="T41" style:family="text">
      <style:text-properties fo:color="#0c333c" fo:letter-spacing="0.065cm"/>
    </style:style>
    <style:style style:name="T42" style:family="text">
      <style:text-properties fo:color="#0c333c" fo:letter-spacing="0.007cm" style:text-scale="105%"/>
    </style:style>
    <style:style style:name="T43" style:family="text">
      <style:text-properties fo:color="#0c333c" fo:letter-spacing="-0.007cm" style:text-scale="105%"/>
    </style:style>
    <style:style style:name="T44" style:family="text">
      <style:text-properties fo:color="#0c333c" fo:letter-spacing="0.076cm"/>
    </style:style>
    <style:style style:name="T45" style:family="text">
      <style:text-properties fo:color="#0c333c" fo:letter-spacing="0.009cm" style:text-scale="105%"/>
    </style:style>
    <style:style style:name="T46" style:family="text">
      <style:text-properties fo:color="#0c333c" fo:letter-spacing="-0.032cm"/>
    </style:style>
    <style:style style:name="T47" style:family="text">
      <style:text-properties fo:color="#0c333c" fo:letter-spacing="-0.025cm" style:text-scale="95%"/>
    </style:style>
    <style:style style:name="T48" style:family="text">
      <style:text-properties fo:color="#0c333c" fo:letter-spacing="0.023cm"/>
    </style:style>
    <style:style style:name="T49" style:family="text">
      <style:text-properties fo:color="#0c333c" fo:letter-spacing="0.023cm" style:text-underline-style="none"/>
    </style:style>
    <style:style style:name="T50" style:family="text">
      <style:text-properties fo:color="#0c333c" fo:letter-spacing="0.113cm"/>
    </style:style>
    <style:style style:name="T51" style:family="text">
      <style:text-properties fo:color="#0c333c" fo:letter-spacing="0.115cm"/>
    </style:style>
    <style:style style:name="T52" style:family="text">
      <style:text-properties fo:color="#0c333c" fo:font-size="11pt" fo:letter-spacing="-0.004cm" style:text-underline-style="none" style:font-size-asian="11pt" style:font-size-complex="11pt"/>
    </style:style>
    <style:style style:name="T53" style:family="text">
      <style:text-properties fo:color="#0c333c" style:font-name="Arial" fo:font-size="11pt" fo:letter-spacing="-0.004cm" style:text-underline-style="none" style:font-size-asian="11pt" style:font-size-complex="11pt"/>
    </style:style>
    <style:style style:name="T54" style:family="text">
      <style:text-properties fo:color="#0c333c" style:font-name="Arial" fo:font-size="14pt" fo:letter-spacing="-0.004cm" style:text-underline-style="none" style:font-size-asian="14pt" style:font-size-complex="14pt"/>
    </style:style>
    <style:style style:name="T55" style:family="text">
      <style:text-properties fo:color="#1154cc"/>
    </style:style>
    <style:style style:name="T56" style:family="text">
      <style:text-properties fo:color="#1154cc" style:text-underline-style="solid" style:text-underline-width="auto" style:text-underline-color="#000000"/>
    </style:style>
    <style:style style:name="T57" style:family="text">
      <style:text-properties fo:color="#1154cc" fo:letter-spacing="-0.012cm" style:text-underline-style="solid" style:text-underline-width="auto" style:text-underline-color="#000000"/>
    </style:style>
    <style:style style:name="T58" style:family="text">
      <style:text-properties fo:color="#1154cc" fo:letter-spacing="-0.011cm" style:text-underline-style="solid" style:text-underline-width="auto" style:text-underline-color="#000000"/>
    </style:style>
    <style:style style:name="T59" style:family="text">
      <style:text-properties fo:color="#1154cc" fo:letter-spacing="-0.004cm" style:text-underline-style="solid" style:text-underline-width="auto" style:text-underline-color="#000000"/>
    </style:style>
    <style:style style:name="T60" style:family="text">
      <style:text-properties fo:color="#1154cc" fo:letter-spacing="-0.009cm" style:text-underline-style="solid" style:text-underline-width="auto" style:text-underline-color="#000000"/>
    </style:style>
    <style:style style:name="T61" style:family="text">
      <style:text-properties fo:color="#1154cc" fo:letter-spacing="-0.014cm" style:text-underline-style="solid" style:text-underline-width="auto" style:text-underline-color="#000000"/>
    </style:style>
    <style:style style:name="T62" style:family="text">
      <style:text-properties fo:color="#1154cc" fo:letter-spacing="-0.023cm" style:text-underline-style="solid" style:text-underline-width="auto" style:text-underline-color="#000000"/>
    </style:style>
    <style:style style:name="T63" style:family="text">
      <style:text-properties fo:color="#1154cc" fo:letter-spacing="-0.016cm" style:text-underline-style="solid" style:text-underline-width="auto" style:text-underline-color="#000000"/>
    </style:style>
    <style:style style:name="T64" style:family="text">
      <style:text-properties fo:color="#1154cc" fo:letter-spacing="-0.018cm" style:text-underline-style="solid" style:text-underline-width="auto" style:text-underline-color="#000000"/>
    </style:style>
    <style:style style:name="T65" style:family="text">
      <style:text-properties fo:color="#1154cc" fo:letter-spacing="-0.007cm" style:text-underline-style="solid" style:text-underline-width="auto" style:text-underline-color="#000000"/>
    </style:style>
    <style:style style:name="T66" style:family="text">
      <style:text-properties fo:color="#1154cc" fo:letter-spacing="-0.005cm" style:text-underline-style="solid" style:text-underline-width="auto" style:text-underline-color="#000000"/>
    </style:style>
    <style:style style:name="T67" style:family="text">
      <style:text-properties fo:color="#1154cc" fo:letter-spacing="0.071cm"/>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fo:letter-spacing="-0.012cm"/>
    </style:style>
    <style:style style:name="T70" style:family="text">
      <style:text-properties fo:letter-spacing="-0.011cm"/>
    </style:style>
    <style:style style:name="T71" style:family="text">
      <style:text-properties fo:letter-spacing="-0.004cm"/>
    </style:style>
    <style:style style:name="T72" style:family="text">
      <style:text-properties fo:letter-spacing="-0.004cm" style:text-underline-style="solid" style:text-underline-width="auto" style:text-underline-color="font-color" fo:font-weight="bold" style:font-weight-asian="bold" style:font-weight-complex="bold"/>
    </style:style>
    <style:style style:name="T73" style:family="text">
      <style:text-properties fo:letter-spacing="-0.009cm"/>
    </style:style>
    <style:style style:name="T74" style:family="text">
      <style:text-properties fo:letter-spacing="-0.009cm" style:text-underline-style="solid" style:text-underline-width="auto" style:text-underline-color="font-color" fo:font-weight="bold" style:font-weight-asian="bold" style:font-weight-complex="bold"/>
    </style:style>
    <style:style style:name="T75" style:family="text">
      <style:text-properties fo:letter-spacing="-0.014cm"/>
    </style:style>
    <style:style style:name="T76" style:family="text">
      <style:text-properties fo:letter-spacing="-0.016cm"/>
    </style:style>
    <style:style style:name="T77" style:family="text">
      <style:text-properties fo:letter-spacing="-0.018cm"/>
    </style:style>
    <style:style style:name="T78" style:family="text">
      <style:text-properties fo:letter-spacing="-0.018cm" style:text-underline-style="solid" style:text-underline-width="auto" style:text-underline-color="font-color" fo:font-weight="bold" style:font-weight-asian="bold" style:font-weight-complex="bold"/>
    </style:style>
    <style:style style:name="T79" style:family="text">
      <style:text-properties fo:letter-spacing="-0.007cm"/>
    </style:style>
    <style:style style:name="T80" style:family="text">
      <style:text-properties fo:letter-spacing="-0.007cm" style:text-underline-style="solid" style:text-underline-width="auto" style:text-underline-color="font-color" fo:font-weight="bold" style:font-weight-asian="bold" style:font-weight-complex="bold"/>
    </style:style>
    <style:style style:name="T81" style:family="text">
      <style:text-properties fo:letter-spacing="-0.005cm"/>
    </style:style>
    <style:style style:name="T82" style:family="text">
      <style:text-properties fo:letter-spacing="0.071cm"/>
    </style:style>
    <style:style style:name="T83" style:family="text">
      <style:text-properties fo:letter-spacing="0.095cm" style:text-underline-style="solid" style:text-underline-width="auto" style:text-underline-color="font-color" fo:font-weight="bold" style:font-weight-asian="bold" style:font-weight-complex="bold"/>
    </style:style>
    <style:style style:name="T84" style:family="text">
      <style:text-properties fo:color="#666666" style:text-underline-style="none"/>
    </style:style>
    <style:style style:name="T85" style:family="text">
      <style:text-properties fo:color="#666666" fo:letter-spacing="-0.018cm" style:text-underline-style="none"/>
    </style:style>
    <style:style style:name="T86" style:family="text">
      <style:text-properties fo:letter-spacing="0.048cm"/>
    </style:style>
    <style:style style:name="T87" style:family="text">
      <style:text-properties fo:font-weight="bold" style:font-weight-asian="bold" style:font-weight-complex="bold"/>
    </style:style>
    <style:style style:name="T88" style:family="text">
      <style:text-properties fo:letter-spacing="-0.002cm"/>
    </style:style>
    <style:style style:name="T89" style:family="text">
      <style:text-properties fo:font-size="11pt" style:font-size-asian="11pt"/>
    </style:style>
    <style:style style:name="T90" style:family="text">
      <style:text-properties fo:font-size="11pt" fo:letter-spacing="-0.018cm" style:font-size-asian="11pt"/>
    </style:style>
    <style:style style:name="T91" style:family="text">
      <style:text-properties fo:font-size="11pt" fo:letter-spacing="-0.005cm" style:font-size-asian="11pt"/>
    </style:style>
    <style:style style:name="T92" style:family="text">
      <style:text-properties fo:font-size="11pt" fo:letter-spacing="-0.004cm" style:font-size-asian="11pt"/>
    </style:style>
    <style:style style:name="T93" style:family="text">
      <style:text-properties fo:font-size="11pt" fo:letter-spacing="-0.004cm" fo:font-weight="bold" style:font-size-asian="11pt" style:font-weight-asian="bold"/>
    </style:style>
    <style:style style:name="T94" style:family="text">
      <style:text-properties fo:font-size="11pt" fo:letter-spacing="-0.004cm" style:text-underline-style="none" style:font-size-asian="11pt" style:font-size-complex="11pt"/>
    </style:style>
    <style:style style:name="T95" style:family="text">
      <style:text-properties fo:font-size="11pt" fo:letter-spacing="-0.009cm" style:font-size-asian="11pt"/>
    </style:style>
    <style:style style:name="T96" style:family="text">
      <style:text-properties fo:font-size="11pt" fo:letter-spacing="-0.007cm" style:font-size-asian="11pt"/>
    </style:style>
    <style:style style:name="T97" style:family="text">
      <style:text-properties fo:font-size="11pt" fo:letter-spacing="-0.007cm" style:font-size-asian="11pt" style:font-size-complex="11pt"/>
    </style:style>
    <style:style style:name="T98" style:family="text">
      <style:text-properties fo:font-size="11pt" fo:letter-spacing="-0.012cm" style:font-size-asian="11pt"/>
    </style:style>
    <style:style style:name="T99" style:family="text">
      <style:text-properties fo:font-size="11pt" fo:letter-spacing="-0.021cm" style:font-size-asian="11pt"/>
    </style:style>
    <style:style style:name="T100" style:family="text">
      <style:text-properties fo:font-size="11pt" fo:font-weight="bold" style:font-size-asian="11pt" style:font-weight-asian="bold"/>
    </style:style>
    <style:style style:name="T101" style:family="text">
      <style:text-properties fo:font-size="11pt" fo:letter-spacing="-0.011cm" fo:font-weight="bold" style:font-size-asian="11pt" style:font-weight-asian="bold"/>
    </style:style>
    <style:style style:name="T102" style:family="text">
      <style:text-properties fo:font-size="11pt" fo:letter-spacing="-0.014cm" fo:font-weight="bold" style:font-size-asian="11pt" style:font-weight-asian="bold"/>
    </style:style>
    <style:style style:name="T103" style:family="text">
      <style:text-properties fo:font-size="13pt" style:font-size-asian="13pt"/>
    </style:style>
    <style:style style:name="T104" style:family="text">
      <style:text-properties fo:font-size="13pt" fo:font-style="italic" style:font-size-asian="13pt" style:font-style-asian="italic" style:font-style-complex="italic"/>
    </style:style>
    <style:style style:name="T105" style:family="text">
      <style:text-properties fo:font-size="13pt" fo:font-style="italic" style:font-size-asian="13pt" style:font-style-asian="italic" style:font-size-complex="13pt" style:font-style-complex="italic"/>
    </style:style>
    <style:style style:name="T106" style:family="text">
      <style:text-properties style:text-position="super 58%" fo:font-size="11pt" fo:letter-spacing="-0.005cm" style:font-size-asian="11pt"/>
    </style:style>
    <style:style style:name="T107" style:family="text">
      <style:text-properties fo:font-size="9.5pt" style:font-size-asian="9.5pt"/>
    </style:style>
    <style:style style:name="T108" style:family="text">
      <style:text-properties fo:letter-spacing="-0.019cm"/>
    </style:style>
    <style:style style:name="T109" style:family="text">
      <style:text-properties fo:letter-spacing="0.092cm"/>
    </style:style>
    <style:style style:name="T110" style:family="text">
      <style:text-properties fo:font-size="10pt" fo:font-weight="bold" style:font-size-asian="10pt" style:font-weight-asian="bold"/>
    </style:style>
    <style:style style:name="T111" style:family="text">
      <style:text-properties fo:font-size="10pt" fo:letter-spacing="-0.007cm" fo:font-weight="bold" style:font-size-asian="10pt" style:font-weight-asian="bold"/>
    </style:style>
    <style:style style:name="T112" style:family="text">
      <style:text-properties fo:font-size="10pt" fo:letter-spacing="-0.005cm" fo:font-weight="bold" style:font-size-asian="10pt" style:font-weight-asian="bold"/>
    </style:style>
    <style:style style:name="T113" style:family="text">
      <style:text-properties fo:font-variant="normal" fo:text-transform="none" fo:font-size="11pt" fo:letter-spacing="normal" style:text-underline-style="none" style:font-size-asian="11pt" style:font-size-complex="11pt"/>
    </style:style>
    <style:style style:name="T114" style:family="text">
      <style:text-properties fo:font-variant="normal" fo:text-transform="none" fo:color="#101010" style:font-name="Verdana" fo:font-size="11pt" fo:letter-spacing="normal" fo:font-style="normal" fo:font-weight="normal" style:font-size-asian="11pt" style:font-size-complex="11pt"/>
    </style:style>
    <style:style style:name="T115" style:family="text">
      <style:text-properties fo:font-variant="normal" fo:text-transform="none" fo:color="#d1d5db" fo:font-size="11pt" fo:letter-spacing="normal" style:text-underline-style="none" style:font-size-asian="11pt" style:font-size-complex="11pt"/>
    </style:style>
    <style:style style:name="T116" style:family="text">
      <style:text-properties fo:font-variant="normal" fo:text-transform="none" fo:color="#d1d5db" fo:font-size="11pt" fo:letter-spacing="normal" fo:font-style="normal" style:text-underline-style="none" fo:font-weight="normal" style:font-size-asian="11pt" style:font-size-complex="11pt"/>
    </style:style>
    <style:style style:name="T117" style:family="text">
      <style:text-properties fo:font-variant="normal" fo:text-transform="none" fo:color="#d1d5db" style:font-name="S hne" fo:font-size="12pt" fo:letter-spacing="normal" fo:font-style="normal" style:text-underline-style="none" fo:font-weight="normal" style:font-size-asian="11pt" style:font-size-complex="11pt"/>
    </style:style>
    <style:style style:name="T118" style:family="text">
      <style:text-properties fo:font-variant="normal" fo:text-transform="none" fo:color="#d1d5db" style:font-name="S hne" fo:font-size="12pt" fo:letter-spacing="normal" fo:font-style="normal" style:text-underline-style="none" fo:font-weight="normal" style:font-size-asian="14pt" style:font-size-complex="14pt"/>
    </style:style>
    <style:style style:name="T119" style:family="text">
      <style:text-properties fo:font-variant="normal" fo:text-transform="none" fo:color="#d1d5db" style:font-name="Arial" fo:font-size="12pt" fo:letter-spacing="normal" fo:font-style="normal" style:text-underline-style="none" fo:font-weight="normal" style:font-size-asian="11pt" style:font-size-complex="11pt"/>
    </style:style>
    <style:style style:name="T120" style:family="text">
      <style:text-properties fo:font-variant="normal" fo:text-transform="none" fo:color="#d1d5db" style:font-name="Arial" fo:font-size="12pt" fo:letter-spacing="normal" fo:font-style="normal" style:text-underline-style="none" fo:font-weight="normal" style:font-size-asian="14pt" style:font-size-complex="14pt"/>
    </style:style>
    <style:style style:name="T121" style:family="text">
      <style:text-properties fo:font-variant="normal" fo:text-transform="none" fo:color="#d1d5db" style:font-name="Arial" fo:font-size="11pt" fo:letter-spacing="normal" style:text-underline-style="none" style:font-size-asian="11pt" style:font-size-complex="11pt"/>
    </style:style>
    <style:style style:name="T122" style:family="text">
      <style:text-properties fo:font-variant="normal" fo:text-transform="none" fo:color="#d1d5db" style:font-name="Arial" fo:font-size="11pt" fo:letter-spacing="normal" fo:font-style="normal" style:text-underline-style="none" fo:font-weight="normal" style:font-size-asian="11pt" style:font-size-complex="11pt"/>
    </style:style>
    <style:style style:name="T123" style:family="text">
      <style:text-properties fo:font-variant="normal" fo:text-transform="none" fo:color="#d1d5db" style:font-name="Arial" fo:letter-spacing="normal" style:text-underline-style="none"/>
    </style:style>
    <style:style style:name="T124" style:family="text">
      <style:text-properties fo:font-variant="normal" fo:text-transform="none" fo:color="#d1d5db" style:font-name="Arial" fo:letter-spacing="normal" fo:font-style="normal" style:text-underline-style="none" fo:font-weight="normal"/>
    </style:style>
    <style:style style:name="T125" style:family="text">
      <style:text-properties fo:font-variant="normal" fo:text-transform="none" fo:color="#d1d5db" style:font-name="Arial" fo:font-size="14pt" fo:letter-spacing="normal" style:text-underline-style="none" style:font-size-asian="14pt" style:font-size-complex="14pt"/>
    </style:style>
    <style:style style:name="T126" style:family="text">
      <style:text-properties fo:font-variant="normal" fo:text-transform="none" fo:color="#d1d5db" fo:font-size="12pt" fo:letter-spacing="normal" fo:font-style="normal" style:text-underline-style="none" fo:font-weight="normal" style:font-size-asian="11pt" style:font-size-complex="11pt"/>
    </style:style>
    <style:style style:name="T127" style:family="text">
      <style:text-properties fo:font-variant="normal" fo:text-transform="none" fo:color="#d1d5db" fo:font-size="12pt" fo:letter-spacing="normal" fo:font-style="normal" style:text-underline-style="none" fo:font-weight="normal" style:font-size-asian="14pt" style:font-size-complex="14pt"/>
    </style:style>
    <style:style style:name="T128" style:family="text">
      <style:text-properties fo:font-variant="normal" fo:text-transform="none" fo:color="#d1d5db" fo:font-size="14pt" fo:letter-spacing="normal" style:text-underline-style="none" style:font-size-asian="14pt" style:font-size-complex="14pt"/>
    </style:style>
    <style:style style:name="T129" style:family="text">
      <style:text-properties fo:font-variant="normal" fo:text-transform="none" fo:color="#1c1c1c" style:font-name="Arial" fo:font-size="12pt" fo:letter-spacing="normal" fo:font-style="normal" style:text-underline-style="none" fo:font-weight="normal" style:font-size-asian="11pt" style:font-size-complex="11pt"/>
    </style:style>
    <style:style style:name="T130" style:family="text">
      <style:text-properties fo:font-variant="normal" fo:text-transform="none" style:font-name="Arial" fo:font-size="12pt" fo:letter-spacing="normal" fo:font-style="normal" style:text-underline-style="none" fo:font-weight="normal" style:font-size-asian="11pt" style:font-size-complex="11pt"/>
    </style:style>
    <style:style style:name="T131" style:family="text">
      <style:text-properties fo:font-variant="normal" fo:text-transform="none" style:font-name="Arial" fo:font-size="12pt" fo:letter-spacing="normal" fo:font-style="normal" style:text-underline-style="none" fo:font-weight="normal" style:font-size-asian="14pt" style:font-size-complex="14pt"/>
    </style:style>
    <style:style style:name="T132" style:family="text">
      <style:text-properties fo:font-variant="normal" fo:text-transform="none" style:font-name="Arial" fo:font-size="11pt" fo:letter-spacing="normal" style:text-underline-style="none" style:font-size-asian="11pt" style:font-size-complex="11pt"/>
    </style:style>
    <style:style style:name="T133" style:family="text">
      <style:text-properties fo:font-variant="normal" fo:text-transform="none" style:font-name="Arial" fo:font-size="11pt" fo:letter-spacing="normal" fo:font-style="normal" style:text-underline-style="none" fo:font-weight="normal" style:font-size-asian="11pt" style:font-size-complex="11pt"/>
    </style:style>
    <style:style style:name="T134" style:family="text">
      <style:text-properties fo:font-variant="normal" fo:text-transform="none" style:font-name="Arial" fo:font-size="11pt" fo:letter-spacing="-0.004cm" fo:font-style="normal" style:text-underline-style="none" fo:font-weight="normal" style:font-size-asian="11pt" style:font-size-complex="11pt"/>
    </style:style>
    <style:style style:name="T135" style:family="text">
      <style:text-properties fo:font-variant="normal" fo:text-transform="none" style:font-name="Arial" fo:font-size="11pt" fo:letter-spacing="-0.004cm" fo:font-style="normal" style:text-underline-style="none" style:font-size-asian="11pt" style:font-size-complex="11pt"/>
    </style:style>
    <style:style style:name="T136" style:family="text">
      <style:text-properties fo:font-variant="normal" fo:text-transform="none" style:font-name="Arial" fo:font-size="14pt" fo:letter-spacing="normal" style:text-underline-style="none" style:font-size-asian="14pt" style:font-size-complex="14pt"/>
    </style:style>
    <style:style style:name="T137" style:family="text">
      <style:text-properties fo:font-variant="normal" fo:text-transform="none" fo:color="#000000" fo:font-size="11pt" fo:letter-spacing="normal" style:text-underline-style="none" style:font-size-asian="11pt" style:font-size-complex="11pt"/>
    </style:style>
    <style:style style:name="T138" style:family="text">
      <style:text-properties fo:font-variant="normal" fo:text-transform="none" fo:color="#000000" fo:font-size="11pt" fo:letter-spacing="-0.004cm" fo:font-style="normal" style:text-underline-style="none" fo:font-weight="normal" style:font-size-asian="11pt" style:font-size-complex="11pt"/>
    </style:style>
    <style:style style:name="T139" style:family="text">
      <style:text-properties fo:font-variant="normal" fo:text-transform="none" fo:color="#000000" fo:font-size="11pt" fo:letter-spacing="-0.004cm" fo:font-style="normal" style:text-underline-style="none" style:font-size-asian="11pt" style:font-size-complex="11pt"/>
    </style:style>
    <style:style style:name="T140" style:family="text">
      <style:text-properties fo:font-variant="normal" fo:text-transform="none" fo:color="#000000" style:font-name="Arial" fo:font-size="12pt" fo:letter-spacing="normal" fo:font-style="normal" style:text-underline-style="none" fo:font-weight="normal" style:font-size-asian="11pt" style:font-size-complex="11pt"/>
    </style:style>
    <style:style style:name="T141" style:family="text">
      <style:text-properties fo:font-variant="normal" fo:text-transform="none" fo:color="#000000" style:font-name="Arial" fo:font-size="12pt" fo:letter-spacing="normal" fo:font-style="normal" style:text-underline-style="none" fo:font-weight="normal" style:font-size-asian="14pt" style:font-size-complex="14pt"/>
    </style:style>
    <style:style style:name="T142" style:family="text">
      <style:text-properties fo:font-variant="normal" fo:text-transform="none" fo:color="#000000" style:font-name="Arial" fo:font-size="11pt" fo:letter-spacing="normal" style:text-underline-style="none" style:font-size-asian="11pt" style:font-size-complex="11pt"/>
    </style:style>
    <style:style style:name="T143"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44" style:family="text">
      <style:text-properties fo:font-variant="normal" fo:text-transform="none" fo:color="#000000" style:font-name="Arial" fo:font-size="11pt" fo:letter-spacing="-0.004cm" fo:font-style="normal" style:text-underline-style="none" fo:font-weight="normal" style:font-size-asian="11pt" style:font-size-complex="11pt"/>
    </style:style>
    <style:style style:name="T145" style:family="text">
      <style:text-properties fo:font-variant="normal" fo:text-transform="none" fo:color="#000000" style:font-name="Arial" fo:font-size="11pt" fo:letter-spacing="-0.004cm" fo:font-style="normal" style:text-underline-style="none" style:font-size-asian="11pt" style:font-size-complex="11pt"/>
    </style:style>
    <style:style style:name="T146" style:family="text">
      <style:text-properties fo:font-variant="normal" fo:text-transform="none" fo:color="#000000" style:font-name="Arial" fo:font-size="14pt" fo:letter-spacing="normal" style:text-underline-style="none" style:font-size-asian="14pt" style:font-size-complex="14pt"/>
    </style:style>
    <style:style style:name="T147" style:family="text">
      <style:text-properties fo:font-variant="normal" fo:text-transform="none" fo:color="#000000" style:font-name="Arial" fo:letter-spacing="normal" style:text-underline-style="none"/>
    </style:style>
    <style:style style:name="T148" style:family="text">
      <style:text-properties fo:font-variant="normal" fo:text-transform="none" fo:color="#000000" style:font-name="Arial" fo:letter-spacing="normal" fo:font-style="normal" style:text-underline-style="none" fo:font-weight="normal"/>
    </style:style>
    <style:style style:name="T149" style:family="text">
      <style:text-properties fo:font-variant="normal" fo:text-transform="none" fo:color="#000000" style:font-name="Arial" fo:letter-spacing="-0.004cm" fo:font-style="normal" style:text-underline-style="none"/>
    </style:style>
    <style:style style:name="T150" style:family="text">
      <style:text-properties fo:font-variant="normal" fo:text-transform="none" fo:color="#000000" style:font-name="Arial" fo:letter-spacing="-0.004cm" fo:font-style="normal" style:text-underline-style="none" fo:font-weight="normal"/>
    </style:style>
    <style:style style:name="T151" style:family="text">
      <style:text-properties style:font-name="Arial" fo:font-size="11pt" fo:letter-spacing="-0.004cm" style:text-underline-style="none" style:font-size-asian="11pt" style:font-size-complex="11pt"/>
    </style:style>
    <style:style style:name="T152" style:family="text">
      <style:text-properties style:font-name="Arial" fo:font-size="14pt" fo:letter-spacing="-0.004cm" style:text-underline-style="none" style:font-size-asian="14pt" style:font-size-complex="14pt"/>
    </style:style>
    <style:style style:name="T153" style:family="text">
      <style:text-properties fo:color="#1c1c1c" style:font-name="Arial" fo:font-size="11pt" fo:letter-spacing="-0.004cm" style:text-underline-style="none" style:font-size-asian="11pt" style:font-size-complex="11pt"/>
    </style:style>
    <style:style style:name="T154" style:family="text">
      <style:text-properties fo:color="#000000"/>
    </style:style>
    <style:style style:name="T155" style:family="text">
      <style:text-properties fo:color="#000000" fo:letter-spacing="-0.004cm"/>
    </style:style>
    <style:style style:name="T156" style:family="text">
      <style:text-properties fo:color="#000000" fo:font-size="11pt" fo:letter-spacing="-0.004cm" style:text-underline-style="none" style:font-size-asian="11pt" style:font-size-complex="11pt"/>
    </style:style>
    <style:style style:name="T157" style:family="text">
      <style:text-properties fo:color="#000000" style:font-name="Arial" fo:font-size="11pt" fo:letter-spacing="-0.004cm" style:text-underline-style="none" style:font-size-asian="11pt" style:font-size-complex="11pt"/>
    </style:style>
    <style:style style:name="T158" style:family="text">
      <style:text-properties fo:color="#000000" style:font-name="Arial" fo:letter-spacing="-0.004cm" style:text-underline-style="none"/>
    </style:style>
    <style:style style:name="T159" style:family="text">
      <style:text-properties fo:color="#000000" style:font-name="Arial" fo:font-size="14pt" fo:letter-spacing="-0.004cm" style:text-underline-style="none"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1"><text:span text:style-name="T2">Contrat</text:span><text:span text:style-name="T3"> </text:span><text:span text:style-name="T2">de</text:span><text:span text:style-name="T3"> </text:span><text:span text:style-name="T2">développement logiciel spécifique</text:span></text:p>
      <text:p text:style-name="P6"/>
      <text:p text:style-name="P6"/>
      <text:p text:style-name="P6"/>
      <text:p text:style-name="P13"/>
      <text:p text:style-name="P19"><text:span text:style-name="T56">Contrat</text:span><text:span text:style-name="T57"> </text:span><text:span text:style-name="T56">de</text:span><text:span text:style-name="T57"> </text:span><text:span text:style-name="T56">développement</text:span><text:span text:style-name="T57"> </text:span><text:span text:style-name="T56">logiciel</text:span><text:span text:style-name="T58"> </text:span><text:span text:style-name="T59">spécifique</text:span></text:p>
      <text:p text:style-name="P29"><text:span text:style-name="T56">Définition</text:span><text:span text:style-name="T58"> </text:span><text:span text:style-name="T56">du</text:span><text:span text:style-name="T58"> </text:span><text:span text:style-name="T56">contrat</text:span><text:span text:style-name="T60"> </text:span><text:span text:style-name="T56">de</text:span><text:span text:style-name="T58"> </text:span><text:span text:style-name="T56">développement</text:span><text:span text:style-name="T60"> </text:span><text:span text:style-name="T56">logiciel</text:span><text:span text:style-name="T60"> </text:span><text:span text:style-name="T56">spécifique</text:span><text:span text:style-name="T58"> </text:span><text:span text:style-name="T56">:</text:span><text:span text:style-name="T55"> </text:span><text:span text:style-name="T56">Présentation :</text:span></text:p>
      <text:p text:style-name="P30"><text:span text:style-name="T56">Les obligations du prestataires :</text:span><text:span text:style-name="T55"> </text:span><text:span text:style-name="T56">Obligation</text:span><text:span text:style-name="T61"> </text:span><text:span text:style-name="T56">de</text:span><text:span text:style-name="T61"> </text:span><text:span text:style-name="T56">réalisation</text:span><text:span text:style-name="T61"> </text:span><text:span text:style-name="T56">du</text:span><text:span text:style-name="T61"> </text:span><text:span text:style-name="T56">logiciel</text:span><text:span text:style-name="T57"> </text:span><text:span text:style-name="T56">:</text:span></text:p>
      <text:p text:style-name="P35"><text:span text:style-name="T56">Obligation</text:span><text:span text:style-name="T57"> </text:span><text:span text:style-name="T56">d’information</text:span><text:span text:style-name="T57"> </text:span><text:span text:style-name="T56">et/ou</text:span><text:span text:style-name="T57"> </text:span><text:span text:style-name="T56">obligation</text:span><text:span text:style-name="T57"> </text:span><text:span text:style-name="T56">de</text:span><text:span text:style-name="T57"> </text:span><text:span text:style-name="T56">conseil</text:span><text:span text:style-name="T58"> </text:span><text:span text:style-name="T56">:</text:span><text:span text:style-name="T55"> </text:span><text:span text:style-name="T56">Obligation de mise en garde :</text:span></text:p>
      <text:p text:style-name="P37"><text:span text:style-name="T56">Obligation</text:span><text:span text:style-name="T62"> </text:span><text:span text:style-name="T56">de</text:span><text:span text:style-name="T62"> </text:span><text:span text:style-name="T56">confidentialité</text:span><text:span text:style-name="T62"> </text:span><text:span text:style-name="T56">:</text:span><text:span text:style-name="T55"> </text:span></text:p>
      <text:p text:style-name="P41"><text:span text:style-name="T56">Les obligations du client :</text:span></text:p>
      <text:p text:style-name="P31"><text:span text:style-name="T56">Obligation</text:span><text:span text:style-name="T63"> </text:span><text:span text:style-name="T56">de</text:span><text:span text:style-name="T61"> </text:span><text:span text:style-name="T56">collaboration</text:span><text:span text:style-name="T61"> </text:span><text:span text:style-name="T64">:</text:span></text:p>
      <text:p text:style-name="P32"><text:span text:style-name="T56">Obligation</text:span><text:span text:style-name="T64"> </text:span><text:span text:style-name="T56">de</text:span><text:span text:style-name="T57"> </text:span><text:span text:style-name="T56">réceptionner</text:span><text:span text:style-name="T57"> </text:span><text:span text:style-name="T56">les</text:span><text:span text:style-name="T57"> </text:span><text:span text:style-name="T56">livrables</text:span><text:span text:style-name="T57"> </text:span><text:span text:style-name="T64">:</text:span></text:p>
      <text:p text:style-name="P33"><text:span text:style-name="T56">Obligation</text:span><text:span text:style-name="T63"> </text:span><text:span text:style-name="T56">de</text:span><text:span text:style-name="T63"> </text:span><text:span text:style-name="T56">confidentialité</text:span><text:span text:style-name="T63"> </text:span><text:span text:style-name="T64">:</text:span></text:p>
      <text:p text:style-name="P42"><text:span text:style-name="T56">En</text:span><text:span text:style-name="T60"> </text:span><text:span text:style-name="T56">ce</text:span><text:span text:style-name="T60"> </text:span><text:span text:style-name="T56">qui</text:span><text:span text:style-name="T65"> </text:span><text:span text:style-name="T56">concerne</text:span><text:span text:style-name="T60"> </text:span><text:span text:style-name="T56">les</text:span><text:span text:style-name="T60"> </text:span><text:span text:style-name="T56">droits</text:span><text:span text:style-name="T60"> </text:span><text:span text:style-name="T56">de</text:span><text:span text:style-name="T60"> </text:span><text:span text:style-name="T56">propriété</text:span><text:span text:style-name="T60"> </text:span><text:span text:style-name="T56">intellectuelle</text:span><text:span text:style-name="T60"> </text:span><text:span text:style-name="T56">:</text:span><text:span text:style-name="T55"> </text:span><text:span text:style-name="T56">Cession des droits :</text:span></text:p>
      <text:p text:style-name="P34"><text:span text:style-name="T56">Code</text:span><text:span text:style-name="T60"> </text:span><text:span text:style-name="T56">source</text:span><text:span text:style-name="T60"> </text:span><text:span text:style-name="T64">:</text:span></text:p>
      <text:p text:style-name="P33"><text:span text:style-name="T56">Garanties</text:span><text:span text:style-name="T63"> </text:span><text:span text:style-name="T64">:</text:span></text:p>
      <text:p text:style-name="P43"><text:span text:style-name="T56">Organisation</text:span><text:span text:style-name="T65"> </text:span><text:span text:style-name="T56">de</text:span><text:span text:style-name="T65"> </text:span><text:span text:style-name="T56">modalités</text:span><text:span text:style-name="T65"> </text:span><text:span text:style-name="T56">d’exécution</text:span><text:span text:style-name="T65"> </text:span><text:span text:style-name="T56">:</text:span><text:span text:style-name="T66"> </text:span><text:span text:style-name="T56">(Lieu</text:span><text:span text:style-name="T65"> </text:span><text:span text:style-name="T56">de</text:span><text:span text:style-name="T65"> </text:span><text:span text:style-name="T56">prestation</text:span><text:span text:style-name="T65"> </text:span><text:span text:style-name="T56">et</text:span><text:span text:style-name="T66"> </text:span><text:span text:style-name="T56">outils</text:span><text:span text:style-name="T65"> </text:span><text:span text:style-name="T56">de</text:span><text:span text:style-name="T55"> </text:span><text:span text:style-name="T56">développement, moyens humains, …)</text:span></text:p>
      <text:p text:style-name="P36"><text:span text:style-name="T56">Le</text:span><text:span text:style-name="T65"> </text:span><text:span text:style-name="T56">lieu</text:span><text:span text:style-name="T65"> </text:span><text:span text:style-name="T56">de</text:span><text:span text:style-name="T65"> </text:span><text:span text:style-name="T56">la</text:span><text:span text:style-name="T65"> </text:span><text:span text:style-name="T56">prestation</text:span><text:span text:style-name="T65"> </text:span><text:span text:style-name="T56">et</text:span><text:span text:style-name="T66"> </text:span><text:span text:style-name="T56">les</text:span><text:span text:style-name="T65"> </text:span><text:span text:style-name="T56">outils</text:span><text:span text:style-name="T65"> </text:span><text:span text:style-name="T56">de</text:span><text:span text:style-name="T65"> </text:span><text:span text:style-name="T56">développement</text:span><text:span text:style-name="T66"> </text:span><text:span text:style-name="T56">:</text:span></text:p>
      <text:p text:style-name="P36"><text:span text:style-name="T56">Les moyens humains :</text:span></text:p>
      <text:p text:style-name="P44"><text:span text:style-name="T56">Contrat</text:span><text:span text:style-name="T65"> </text:span><text:span text:style-name="T56">de</text:span><text:span text:style-name="T60"> </text:span><text:span text:style-name="T56">création</text:span><text:span text:style-name="T60"> </text:span><text:span text:style-name="T56">de</text:span><text:span text:style-name="T65"> </text:span><text:span text:style-name="T59">logiciel</text:span></text:p>
      <text:p text:style-name="P38"><text:span text:style-name="T59">Préambule</text:span></text:p>
      <text:p text:style-name="P45"><text:span text:style-name="T56">ARTICLE 1 : Objet du contrat</text:span><text:span text:style-name="T67"> </text:span></text:p>
      <text:p text:style-name="P45"><text:span text:style-name="T56">ARTICLE</text:span><text:span text:style-name="T57"> </text:span><text:span text:style-name="T56">2</text:span><text:span text:style-name="T57"> </text:span><text:span text:style-name="T56">:</text:span><text:span text:style-name="T58"> </text:span><text:span text:style-name="T56">Exécution</text:span><text:span text:style-name="T57"> </text:span><text:span text:style-name="T56">de</text:span><text:span text:style-name="T57"> </text:span><text:span text:style-name="T56">la</text:span><text:span text:style-name="T57"> </text:span><text:span text:style-name="T56">prestation</text:span><text:span text:style-name="T55"> </text:span><text:span text:style-name="T56">ARTICLE 3 : Délais</text:span></text:p>
      <text:p text:style-name="P46"><text:span text:style-name="T56">ARTICLE</text:span><text:span text:style-name="T61"> </text:span><text:span text:style-name="T56">4</text:span><text:span text:style-name="T61"> </text:span><text:span text:style-name="T56">:</text:span><text:span text:style-name="T57"> </text:span><text:span text:style-name="T56">Exclusion</text:span><text:span text:style-name="T61"> </text:span><text:span text:style-name="T56">de</text:span><text:span text:style-name="T61"> </text:span><text:span text:style-name="T56">responsabilité</text:span><text:span text:style-name="T55"> </text:span><text:span text:style-name="T56">ARTICLE 5 : Prix</text:span></text:p>
      <text:p text:style-name="P47"><text:span text:style-name="T56">ARTICLE 6 : Obligations du client</text:span><text:span text:style-name="T55"> </text:span></text:p>
      <text:p text:style-name="P47"><text:span text:style-name="T56">ARTICLE 7 : Obligations du prestataire</text:span><text:span text:style-name="T55"> </text:span><text:span text:style-name="T56">ARTICLE 8 : Responsabilité du client</text:span><text:span text:style-name="T55"> </text:span><text:span text:style-name="T56">ARTICLE</text:span><text:span text:style-name="T61"> </text:span><text:span text:style-name="T56">9</text:span><text:span text:style-name="T61"> </text:span><text:span text:style-name="T56">:</text:span><text:span text:style-name="T57"> </text:span><text:span text:style-name="T56">Responsabilité</text:span><text:span text:style-name="T61"> </text:span><text:span text:style-name="T56">du</text:span><text:span text:style-name="T61"> </text:span><text:span text:style-name="T56">prestataire</text:span><text:span text:style-name="T55"> </text:span><text:span text:style-name="T56">ARTICLE 10 : Recette</text:span></text:p>
      <text:p text:style-name="P39"><text:span text:style-name="T56">ARTICLE 11 : Propriété intellectuelle</text:span></text:p>
      <text:p text:style-name="P40"><text:span text:style-name="T56">ARTICLE</text:span><text:span text:style-name="T58"> </text:span><text:span text:style-name="T56">12</text:span><text:span text:style-name="T60"> </text:span><text:span text:style-name="T56">:</text:span><text:span text:style-name="T60"> </text:span><text:span text:style-name="T56">Juridiction</text:span><text:span text:style-name="T60"> </text:span><text:span text:style-name="T56">compétente</text:span><text:span text:style-name="T58"> </text:span><text:span text:style-name="T56">et</text:span><text:span text:style-name="T65"> </text:span><text:span text:style-name="T56">droit</text:span><text:span text:style-name="T65"> </text:span><text:span text:style-name="T59">applicable</text:span></text:p>
      <text:p text:style-name="P6"/>
      <text:p text:style-name="P6"/>
      <text:p text:style-name="P6"/>
      <text:p text:style-name="P6"/>
      <text:p text:style-name="P6"><text:soft-page-break/></text:p>
      <text:p text:style-name="P48"/>
      <text:p text:style-name="P6"/>
      <text:p text:style-name="P6"/>
      <text:p text:style-name="P6"/>
      <text:p text:style-name="P6"/>
      <text:p text:style-name="P6"/>
      <text:p text:style-name="P6"/>
      <text:p text:style-name="P52"/>
      <text:list xml:id="list9021051029805893262" text:style-name="Outline">
        <text:list-item>
          <text:h text:style-name="P142" text:outline-level="1"><text:span text:style-name="T6">Définition</text:span><text:span text:style-name="T9"> </text:span><text:span text:style-name="T6">du</text:span><text:span text:style-name="T9"> </text:span><text:span text:style-name="T6">contrat</text:span><text:span text:style-name="T9"> </text:span><text:span text:style-name="T6">de</text:span><text:span text:style-name="T9"> </text:span><text:span text:style-name="T6">développement</text:span><text:span text:style-name="T9"> </text:span><text:span text:style-name="T6">logiciel</text:span><text:span text:style-name="T6"> </text:span><text:span text:style-name="T6">spécifique </text:span><text:span text:style-name="T5">:</text:span></text:h>
        </text:list-item>
      </text:list>
      <text:p text:style-name="P58"/>
      <text:list xml:id="list1698731905413595569" text:style-name="WWNum2">
        <text:list-item>
          <text:h text:style-name="P146" text:outline-level="2"><text:span text:style-name="T1">Présentation</text:span><text:span text:style-name="T11"> <text:s/></text:span><text:span text:style-name="T12">:</text:span></text:h>
        </text:list-item>
      </text:list>
      <text:p text:style-name="P65">Dans ce type de contrat, le Client commande à un Prestataire un logiciel conforme à des critères contenus dans un cahier des charges, pour satisfaire ses besoins spécifiques. En effet, la réalisation d’un logiciel spécifique consiste pour un Prestataire de services informatiques à développer pour son Client un logiciel à sa demande. Le Client et le Prestataire en déterminent conjointement les fonctionnalités. L’essentiel de la relation contractuelle repose sur la définition des besoins de l’utilisateur.</text:p>
      <text:p text:style-name="P53"/>
      <text:p text:style-name="P67">Le Client détient<text:span text:style-name="T81"> </text:span>donc<text:span text:style-name="T81"> </text:span>des<text:span text:style-name="T81"> </text:span>droits<text:span text:style-name="T81"> </text:span>sur<text:span text:style-name="T81"> </text:span>un<text:span text:style-name="T81"> </text:span>futur<text:span text:style-name="T81"> </text:span>logiciel.<text:span text:style-name="T81"> </text:span>L’éditeur<text:span text:style-name="T81"> </text:span>informatique<text:span text:style-name="T81"> </text:span>peut<text:span text:style-name="T81"> </text:span>concéder<text:span text:style-name="T81"> </text:span>au Client un droit d’usage dans le cadre d’une licence ou lui transmettre les droits de propriété industrielle<text:span text:style-name="T81"> </text:span>par<text:span text:style-name="T81"> </text:span>cession<text:span text:style-name="T81"> </text:span>de<text:span text:style-name="T81"> </text:span>droits.<text:span text:style-name="T81"> </text:span>Il<text:span text:style-name="T81"> </text:span>est<text:span text:style-name="T81"> </text:span>important<text:span text:style-name="T81"> </text:span>de<text:span text:style-name="T81"> </text:span>spécifier<text:span text:style-name="T81"> </text:span>cette<text:span text:style-name="T81"> </text:span>cession<text:span text:style-name="T81"> </text:span>des<text:span text:style-name="T81"> </text:span>droits<text:span text:style-name="T81"> </text:span>dans<text:span text:style-name="T81"> </text:span>le contrat de développement.</text:p>
      <text:p text:style-name="P70"/>
      <text:p text:style-name="P76">Dans ce type de contrat de développement, le logiciel spécifique peut être un programme complètement original et venir s’intégrer dans un système existant, ou encore dans un ensemble de programmes indépendants répondant à l’ensemble des fonctions demandées par le Client. Il peut également constituer l’adaptation d’un logiciel existant.</text:p>
      <text:p text:style-name="P70"/>
      <text:p text:style-name="P63">On comprend donc que, sur le plan juridique, le contrat de développement spécifique n’a<text:span text:style-name="T82"> </text:span>pas pour objet de livrer une chose déjà existante (un matériel, un progiciel...) mais la réalisation d’une chose future.</text:p>
      <text:p text:style-name="P78"/>
      <text:p text:style-name="P82">Il s’agit<text:span text:style-name="T81"> </text:span>d’un<text:span text:style-name="T81"> </text:span>contrat<text:span text:style-name="T81"> </text:span>dit<text:span text:style-name="T81"> </text:span>de<text:span text:style-name="T81"> </text:span>«<text:span text:style-name="T81"> </text:span>louage<text:span text:style-name="T81"> </text:span>d’ouvrage<text:span text:style-name="T81"> </text:span>»<text:span text:style-name="T81"> </text:span>qui<text:span text:style-name="T81"> </text:span>lie<text:span text:style-name="T81"> </text:span>un<text:span text:style-name="T81"> </text:span>donneur<text:span text:style-name="T81"> </text:span>d'ordre<text:span text:style-name="T81"> </text:span>(maître<text:span text:style-name="T81"> </text:span>d'ouvrage) à un locateur d'ouvrage (Prestataire). Par ce contrat, le locateur d'ouvrage s'engage à réaliser un ouvrage déterminé, en totalité ou en partie.</text:p>
      <text:list xml:id="list37439064" text:continue-numbering="true" text:style-name="WWNum2">
        <text:list-item>
          <text:h text:style-name="P149" text:outline-level="2"><text:span text:style-name="T4">Les</text:span><text:span text:style-name="T13"> </text:span><text:span text:style-name="T4">obligations</text:span><text:span text:style-name="T14"> </text:span><text:span text:style-name="T4">du</text:span><text:span text:style-name="T14"> </text:span><text:span text:style-name="T4">Prestataires</text:span><text:span text:style-name="T13"> </text:span><text:span text:style-name="T12">:</text:span></text:h>
        </text:list-item>
      </text:list>
      <text:list xml:id="list37427521" text:continue-list="list9021051029805893262" text:style-name="Outline">
        <text:list-item>
          <text:list>
            <text:list-item>
              <text:list>
                <text:list-item>
                  <text:h text:style-name="P164" text:outline-level="3"><text:span text:style-name="T84">Obligation de réalisation du logiciel </text:span><text:span text:style-name="T85">:</text:span></text:h>
                </text:list-item>
              </text:list>
            </text:list-item>
          </text:list>
        </text:list-item>
      </text:list>
      <text:p text:style-name="P21">Le Prestataire est tenu de réaliser le logiciel spécifique conformément aux spécifications décrites<text:span text:style-name="T79"> </text:span>auparavant<text:span text:style-name="T81"> </text:span>avec<text:span text:style-name="T79"> </text:span>le<text:span text:style-name="T79"> </text:span>Client<text:span text:style-name="T81"> </text:span>afin<text:span text:style-name="T79"> </text:span>que<text:span text:style-name="T79"> </text:span>ce<text:span text:style-name="T79"> </text:span>logiciel<text:span text:style-name="T81"> </text:span>réponde<text:span text:style-name="T79"> </text:span>à<text:span text:style-name="T79"> </text:span>ses<text:span text:style-name="T79"> </text:span>besoins<text:span text:style-name="T79"> </text:span>spécifiques.</text:p>
      <text:p text:style-name="P87"/>
      <text:list xml:id="list37438838" text:continue-numbering="true" text:style-name="Outline">
        <text:list-item>
          <text:list>
            <text:list-item>
              <text:list>
                <text:list-item>
                  <text:h text:style-name="P164" text:outline-level="3"><text:span text:style-name="T84">Obligation d’information et/ou obligation de conseil </text:span><text:span text:style-name="T85">:</text:span></text:h>
                </text:list-item>
              </text:list>
            </text:list-item>
          </text:list>
        </text:list-item>
      </text:list>
      <text:p text:style-name="P22">“Le vendeur professionnel d’un matériel informatique est tenu d’une obligation de renseignement<text:span text:style-name="T81"> </text:span>ou<text:span text:style-name="T79"> </text:span>de<text:span text:style-name="T79"> </text:span>conseil<text:span text:style-name="T81"> </text:span>envers<text:span text:style-name="T79"> </text:span>un<text:span text:style-name="T79"> </text:span>Client<text:span text:style-name="T81"> </text:span>dépourvu<text:span text:style-name="T79"> </text:span>de<text:span text:style-name="T79"> </text:span>toute<text:span text:style-name="T79"> </text:span>compétence<text:span text:style-name="T79"> </text:span>en<text:span text:style-name="T79"> </text:span>la<text:span text:style-name="T79"> </text:span>matière.” Règle posée par la cour de Cassation.</text:p>
      <text:p text:style-name="P10"/>
      <text:p text:style-name="P92"/>
      <text:list xml:id="list37435003" text:continue-numbering="true" text:style-name="Outline">
        <text:list-item>
          <text:list>
            <text:list-item>
              <text:list>
                <text:list-item>
                  <text:h text:style-name="Heading_20_3" text:outline-level="3"><text:span text:style-name="T84">Obligation de mise en garde </text:span><text:span text:style-name="T85">:</text:span></text:h>
                </text:list-item>
              </text:list>
            </text:list-item>
          </text:list>
        </text:list-item>
      </text:list>
      <text:p text:style-name="P20">Le Prestataire est tenu d’informé le Client de tous problèmes pouvant donner lieu à une difficulté d’utilisation ou d’installation du logiciel fourni. Par<text:span text:style-name="T75"> </text:span>exemple<text:span text:style-name="T70"> </text:span>sur<text:span text:style-name="T70"> </text:span>les<text:span text:style-name="T70"> </text:span>difficultés<text:span text:style-name="T73"> </text:span>d’installation,<text:span text:style-name="T73"> </text:span>sur<text:span text:style-name="T70"> </text:span>la<text:span text:style-name="T70"> </text:span>formation<text:span text:style-name="T73"> </text:span>du<text:span text:style-name="T70"> </text:span>personnel,<text:span text:style-name="T73"> </text:span>sur<text:span text:style-name="T70"> </text:span>le<text:span text:style-name="T70"> </text:span>matériel<text:span text:style-name="T79"> </text:span><text:span text:style-name="T77">…</text:span></text:p>
      <text:p text:style-name="P71"/>
      <text:list xml:id="list37426479" text:continue-numbering="true" text:style-name="Outline">
        <text:list-item>
          <text:list>
            <text:list-item>
              <text:list>
                <text:list-item>
                  <text:h text:style-name="Heading_20_3" text:outline-level="3"><text:span text:style-name="T84">Obligation de confidentialité </text:span><text:span text:style-name="T85">:</text:span></text:h>
                </text:list-item>
              </text:list>
            </text:list-item>
          </text:list>
        </text:list-item>
      </text:list>
      <text:p text:style-name="P23">Compte<text:span text:style-name="T81"> </text:span>tenu<text:span text:style-name="T81"> </text:span>que<text:span text:style-name="T81"> </text:span>le<text:span text:style-name="T81"> </text:span>Prestataire<text:span text:style-name="T81"> </text:span>sera<text:span text:style-name="T81"> </text:span>amené<text:span text:style-name="T81"> </text:span>à<text:span text:style-name="T81"> </text:span>étudier<text:span text:style-name="T81"> </text:span>les<text:span text:style-name="T81"> </text:span>besoins<text:span text:style-name="T81"> </text:span>du<text:span text:style-name="T81"> </text:span>Client<text:span text:style-name="T71"> </text:span>en<text:span text:style-name="T81"> </text:span>examinant<text:span text:style-name="T71"> </text:span>son système informatique, il sera alors en possession d’éléments confidentiels.</text:p>
      <text:p text:style-name="P95"/>
      <text:list xml:id="list37448642" text:continue-list="list37439064" text:style-name="WWNum2">
        <text:list-item>
          <text:h text:style-name="P144" text:outline-level="2"><text:span text:style-name="T1">Les</text:span><text:span text:style-name="T15"> </text:span><text:span text:style-name="T1">obligations</text:span><text:span text:style-name="T16"> </text:span><text:span text:style-name="T1">du</text:span><text:span text:style-name="T15"> </text:span><text:span text:style-name="T1">Client</text:span><text:span text:style-name="T16"> </text:span><text:span text:style-name="T12">:</text:span></text:h>
        </text:list-item>
      </text:list>
      <text:p text:style-name="P99">L’obligation du Client est principalement de payer le prix convenu, mais le Client est également<text:span text:style-name="T81"> </text:span>tenu<text:span text:style-name="T79"> </text:span>d’une<text:span text:style-name="T79"> </text:span>obligation<text:span text:style-name="T79"> </text:span>de<text:span text:style-name="T79"> </text:span>collaborer avec le Prestataire dans le but de mener à bien son contrat,<text:span text:style-name="T81"> </text:span>ainsi<text:span text:style-name="T81"> </text:span>que<text:span text:style-name="T79"> </text:span>d’une<text:span text:style-name="T79"> </text:span>obligation<text:span text:style-name="T79"> </text:span>de<text:span text:style-name="T79"> </text:span>réceptionner<text:span text:style-name="T79"> </text:span>les <text:span text:style-name="T71">livrables.</text:span></text:p>
      <text:p text:style-name="P10"/>
      <text:p text:style-name="P72"/>
      <text:list xml:id="list37435445" text:continue-list="list37426479" text:style-name="Outline">
        <text:list-item>
          <text:list>
            <text:list-item>
              <text:list>
                <text:list-item>
                  <text:h text:style-name="Heading_20_3" text:outline-level="3"><text:span text:style-name="T84">Obligation de collaboration </text:span><text:span text:style-name="T85">:</text:span></text:h>
                </text:list-item>
              </text:list>
            </text:list-item>
          </text:list>
        </text:list-item>
      </text:list>
      <text:p text:style-name="P21">L’obligation<text:span text:style-name="T81"> </text:span>de<text:span text:style-name="T81"> </text:span>collaboration<text:span text:style-name="T81"> </text:span>est<text:span text:style-name="T71"> </text:span>fondée<text:span text:style-name="T81"> </text:span>sur<text:span text:style-name="T81"> </text:span>le<text:span text:style-name="T81"> </text:span>principe<text:span text:style-name="T81"> </text:span>de<text:span text:style-name="T81"> </text:span>la<text:span text:style-name="T81"> </text:span>bonne<text:span text:style-name="T81"> </text:span>foi<text:span text:style-name="T71"> </text:span>que<text:span text:style-name="T81"> </text:span>doit<text:span text:style-name="T71"> </text:span>conserver chacune des parties dans l’exécution de son contrat.</text:p>
      <text:p text:style-name="P16">Le<text:span text:style-name="T75"> </text:span>Client<text:span text:style-name="T79"> </text:span>doit<text:span text:style-name="T79"> </text:span>formaliser<text:span text:style-name="T70"> </text:span>ces<text:span text:style-name="T73"> </text:span>engagements<text:span text:style-name="T73"> </text:span>avant<text:span text:style-name="T73"> </text:span>même<text:span text:style-name="T73"> </text:span>la<text:span text:style-name="T73"> </text:span>conclusion<text:span text:style-name="T70"> </text:span>du<text:span text:style-name="T73"> </text:span>contrat,<text:span text:style-name="T79"> </text:span>de<text:span text:style-name="T73"> </text:span><text:span text:style-name="T71">manière</text:span></text:p>
      <text:p text:style-name="P24">précise<text:span text:style-name="T70"> </text:span>et<text:span text:style-name="T79"> </text:span>exhaustive<text:span text:style-name="T70"> </text:span>en<text:span text:style-name="T73"> </text:span>établissant<text:span text:style-name="T79"> </text:span>un<text:span text:style-name="T70"> </text:span>cahier<text:span text:style-name="T73"> </text:span>des<text:span text:style-name="T73"> </text:span><text:span text:style-name="T71">charges.</text:span></text:p>
      <text:p text:style-name="P25">Au<text:span text:style-name="T81"> </text:span>besoin,<text:span text:style-name="T71"> </text:span>il<text:span text:style-name="T71"> </text:span>permettra<text:span text:style-name="T81"> </text:span>aux<text:span text:style-name="T81"> </text:span>Prestataires<text:span text:style-name="T81"> </text:span>de<text:span text:style-name="T81"> </text:span>comprendre<text:span text:style-name="T81"> </text:span>l’étendue<text:span text:style-name="T81"> </text:span>ou<text:span text:style-name="T81"> </text:span>la<text:span text:style-name="T81"> </text:span>spécificité<text:span text:style-name="T81"> </text:span>de<text:span text:style-name="T81"> </text:span>ses <text:span text:style-name="T71">besoins.</text:span></text:p>
      <text:p text:style-name="P101">Un<text:span text:style-name="T79"> </text:span>manquement<text:span text:style-name="T81"> </text:span>du<text:span text:style-name="T79"> </text:span>Client<text:span text:style-name="T81"> </text:span>à<text:span text:style-name="T79"> </text:span>cette<text:span text:style-name="T79"> </text:span>obligation<text:span text:style-name="T79"> </text:span>de<text:span text:style-name="T79"> </text:span>collaboration<text:span text:style-name="T79"> </text:span>peut<text:span text:style-name="T81"> </text:span>exonérer<text:span text:style-name="T79"> </text:span>totalement<text:span text:style-name="T81"> </text:span>ou partiellement le Prestataire d’un manquement à son obligation de délivrance ou de <text:span text:style-name="T71">conformité.</text:span></text:p>
      <text:p text:style-name="P10"/>
      <text:p text:style-name="P60"/>
      <text:list xml:id="list37431753" text:continue-numbering="true" text:style-name="Outline">
        <text:list-item>
          <text:list>
            <text:list-item>
              <text:list>
                <text:list-item>
                  <text:h text:style-name="Heading_20_3" text:outline-level="3"><text:span text:style-name="T84">Obligation de réceptionner les livrables </text:span><text:span text:style-name="T85">:</text:span></text:h>
                </text:list-item>
              </text:list>
            </text:list-item>
          </text:list>
        </text:list-item>
      </text:list>
      <text:p text:style-name="P104">Le Client a l’obligation de réceptionner les livrables du Prestataire et d’en organiser<text:span text:style-name="T79"> </text:span>la<text:span text:style-name="T79"> </text:span>réception<text:span text:style-name="T79">, </text:span>qu’il<text:span text:style-name="T81"> </text:span>s’agisse<text:span text:style-name="T79"> </text:span>d’un<text:span text:style-name="T79"> </text:span>matériel,<text:span text:style-name="T81"> </text:span>d’une solution logicielle ou d’un document d’étude.</text:p>
      <text:p text:style-name="P102">Son<text:span text:style-name="T81"> </text:span>but<text:span text:style-name="T71"> </text:span>est<text:span text:style-name="T71"> </text:span>donc<text:span text:style-name="T81"> </text:span>de<text:span text:style-name="T81"> </text:span>permettre<text:span text:style-name="T81"> </text:span>au<text:span text:style-name="T81"> </text:span>Client<text:span text:style-name="T71"> </text:span>de<text:span text:style-name="T81"> </text:span>s’assurer,<text:span text:style-name="T71"> </text:span>au<text:span text:style-name="T81"> </text:span>regard<text:span text:style-name="T81"> </text:span>d’un<text:span text:style-name="T81"> </text:span>référentiel<text:span text:style-name="T71"> </text:span>préétabli (cahier des charges, rapport d'analyse, étude de spécifications fonctionnelles) de la conformité des prestations réalisées.</text:p>
      <text:p text:style-name="P92"/>
      <text:list xml:id="list37435891" text:continue-numbering="true" text:style-name="Outline">
        <text:list-item>
          <text:list>
            <text:list-item>
              <text:list>
                <text:list-item>
                  <text:h text:style-name="Heading_20_3" text:outline-level="3"><text:span text:style-name="T84">Obligation de confidentialité </text:span><text:span text:style-name="T85">:</text:span></text:h>
                </text:list-item>
              </text:list>
            </text:list-item>
          </text:list>
        </text:list-item>
      </text:list>
      <text:p text:style-name="P20">Le<text:span text:style-name="T75"> </text:span>Client<text:span text:style-name="T73"> </text:span>doit<text:span text:style-name="T79"> </text:span>garantir<text:span text:style-name="T70"> </text:span>la<text:span text:style-name="T70"> </text:span>confidentialité<text:span text:style-name="T73"> </text:span>sur<text:span text:style-name="T70"> </text:span>le<text:span text:style-name="T73"> </text:span>savoir-faire<text:span text:style-name="T70"> </text:span>du<text:span text:style-name="T70"> </text:span>Prestataire<text:span text:style-name="T73"> </text:span>et<text:span text:style-name="T73"> </text:span>ses<text:span text:style-name="T73"> </text:span><text:span text:style-name="T71">méthodes.</text:span></text:p>
      <text:p text:style-name="P10"/>
      <text:p text:style-name="P10"/>
      <text:p text:style-name="P88"/>
      <text:list xml:id="list37445051" text:continue-list="list37448642" text:style-name="WWNum2">
        <text:list-item>
          <text:h text:style-name="P144" text:outline-level="2"><text:span text:style-name="T17">En</text:span><text:span text:style-name="T18"> </text:span><text:span text:style-name="T17">ce</text:span><text:span text:style-name="T19"> </text:span><text:span text:style-name="T17">qui</text:span><text:span text:style-name="T19"> </text:span><text:span text:style-name="T17">concerne</text:span><text:span text:style-name="T19"> </text:span><text:span text:style-name="T17">les</text:span><text:span text:style-name="T19"> </text:span><text:span text:style-name="T17">droits</text:span><text:span text:style-name="T19"> </text:span><text:span text:style-name="T17">de</text:span><text:span text:style-name="T19"> </text:span><text:span text:style-name="T17">propriété</text:span><text:span text:style-name="T20"> </text:span><text:span text:style-name="T23">intellectuelle</text:span></text:h>
        </text:list-item>
      </text:list>
      <text:p text:style-name="P3"/>
      <text:p text:style-name="P59"/>
      <text:list xml:id="list37432519" text:continue-list="list37435891" text:style-name="Outline">
        <text:list-item>
          <text:list>
            <text:list-item>
              <text:list>
                <text:list-item>
                  <text:h text:style-name="Heading_20_3" text:outline-level="3"><text:span text:style-name="T84">Cession des droits </text:span><text:span text:style-name="T85">:</text:span></text:h>
                </text:list-item>
              </text:list>
            </text:list-item>
          </text:list>
        </text:list-item>
      </text:list>
      <text:p text:style-name="P106">Le contrat entre le Prestataire et le Client doit impérativement comprendre une clause définissant quels seront les droits de propriété intellectuelle pour ce développement <text:span text:style-name="T71">spécifique.</text:span></text:p>
      <text:p text:style-name="P107"/>
      <text:p text:style-name="P113">Si, le cas échéant, il n’y avait pas de contrat stipulant le devenir de cette propriété intellectuelle, alors le logiciel reste la propriété de son auteur, le Prestataire.</text:p>
      <text:p text:style-name="P116">Dans le cas où le Client souhaite acquérir les droits patrimoniaux sur le logiciel afin<text:span text:style-name="T82"> </text:span>d'adapter, de modifier ou de commercialiser ce logiciel, il doit prévoir dans le contrat une cession des droits à son profit.</text:p>
      <text:p text:style-name="P49"/>
      <text:p text:style-name="P103">Le Prestataire peut ainsi céder l'intégralité de ses droits patrimoniaux sur le<text:span text:style-name="T81"> </text:span>développement spécifique, à savoir l'ensemble des droits d'exploitation, et plus<text:span text:style-name="T81"> </text:span>spécifiquement<text:span text:style-name="T81"> </text:span>les<text:span text:style-name="T81"> </text:span>droits<text:span text:style-name="T81"> </text:span>de reproduction, de représentation, de commercialisation, d'usage, de détention, d'adaptation, de modification, d'arrangement et de traduction.</text:p>
      <text:p text:style-name="P70"/>
      <text:p text:style-name="P67">Dans le cas d'un simple paramétrage ou d'une adaptation d'un logiciel déjà existant, le Prestataire ne peut prétendre céder l'ensemble des droits sur le développement spécifique ainsi<text:span text:style-name="T86"> </text:span>réalisé.<text:span text:style-name="T86"> </text:span>Lors<text:span text:style-name="T86"> </text:span>de<text:span text:style-name="T86"> </text:span>la rédaction de la clause de cession de droits, il faudra alors prendre en compte les droits respectifs des différents intéressés, et notamment<text:span text:style-name="T81"> </text:span>ceux<text:span text:style-name="T81"> </text:span>du<text:span text:style-name="T81"> </text:span>créateur<text:span text:style-name="T81"> </text:span>du logiciel déjà existant.</text:p>
      <text:p text:style-name="P61"/>
      <text:p text:style-name="P117">Le Prestataire peut également conserver la titularité de l'ensemble des droits sur le développement spécifique et ne céder ou concéder au Client qu'un simple droit d'utilisation (exclusif ou non).</text:p>
      <text:p text:style-name="P11"/>
      <text:p text:style-name="P124">C’est pourquoi, l'ensemble des droits cédés<text:span text:style-name="T81"> </text:span>au<text:span text:style-name="T81"> </text:span>Client<text:span text:style-name="T81"> </text:span>mais<text:span text:style-name="T81"> </text:span>également<text:span text:style-name="T81"> </text:span>ceux<text:span text:style-name="T81"> </text:span>conservés<text:span text:style-name="T81"> </text:span>par<text:span text:style-name="T81"> </text:span>le Prestataire doivent être énumérés avec soin dans le contrat.</text:p>
      <text:p text:style-name="P13"/>
      <text:p text:style-name="P108">Enfin, la cession ou la licence de droits sur le développement spécifique doit être délimitée dans le temps et l'espace.</text:p>
      <text:list xml:id="list37432041" text:continue-numbering="true" text:style-name="Outline">
        <text:list-item>
          <text:list>
            <text:list-item>
              <text:list>
                <text:list-item>
                  <text:h text:style-name="P165" text:outline-level="3"><text:span text:style-name="T84">Code source </text:span><text:span text:style-name="T85">:</text:span></text:h>
                </text:list-item>
              </text:list>
            </text:list-item>
          </text:list>
        </text:list-item>
      </text:list>
      <text:p text:style-name="P114">En ce qui concerne la remise du code source, elle n'est pas systématique et<text:span text:style-name="T81"> </text:span>doit<text:span text:style-name="T81"> </text:span>aussi<text:span text:style-name="T81"> </text:span>être prévue contractuellement. Cette remise accompagne souvent une cession de l'ensemble<text:span text:style-name="T82"> </text:span>des droits sur le logiciel, dans la mesure où le code source est notamment indispensable<text:span text:style-name="T81"> </text:span>à l'exercice des droits d'adaptation, de modification, d'arrangement et de traduction.</text:p>
      <text:p text:style-name="P49"/>
      <text:list xml:id="list37445476" text:continue-numbering="true" text:style-name="Outline">
        <text:list-item>
          <text:list>
            <text:list-item>
              <text:list>
                <text:list-item>
                  <text:h text:style-name="P164" text:outline-level="3"><text:span text:style-name="T84">Garanties </text:span><text:span text:style-name="T85">:</text:span></text:h>
                </text:list-item>
              </text:list>
            </text:list-item>
          </text:list>
        </text:list-item>
      </text:list>
      <text:p text:style-name="P85">Le Client peut bénéficier de la garantie légale des vices cachés et d’une garantie contractuelle. Elles devront être stipulées dans le contrat de réalisation du logiciel<text:span text:style-name="T82"> </text:span>spécifique. Le Prestataire peut ainsi s'engager à corriger gratuitement toutes<text:span text:style-name="T81"> </text:span>les<text:span text:style-name="T81"> </text:span>anomalies, incidents, défaillances du logiciel non liés à une erreur de manipulation du Client et qui apparaîtraient à l'usage.</text:p>
      <text:p text:style-name="P54"/>
      <text:p text:style-name="P67">Le contrat devra alors décrire les conditions de mise en œuvre des garanties et quelles seront les solutions pouvant être apportées par le Prestataire. La garantie contractuelle est généralement délimitée dans le temps. Sa mise en oeuvre peut être effective à compter<text:span text:style-name="T81"> </text:span>du prononcé de la réception définitive du logiciel.</text:p>
      <text:p text:style-name="P10"/>
      <text:p text:style-name="P10"/>
      <text:p text:style-name="P80"/>
      <text:list xml:id="list37430075" text:continue-list="list37445051" text:style-name="WWNum2">
        <text:list-item>
          <text:h text:style-name="P150" text:outline-level="2"><text:span text:style-name="T24">Organisation </text:span><text:span text:style-name="T27">de </text:span><text:span text:style-name="T24">modalités</text:span><text:span text:style-name="T1"><text:tab/></text:span><text:span text:style-name="T24">d’exécution</text:span><text:span text:style-name="T1"><text:tab/></text:span><text:span text:style-name="T12">: </text:span><text:span text:style-name="T24">(Lieu </text:span><text:span text:style-name="T27">de </text:span><text:span text:style-name="T4">prestation</text:span><text:span text:style-name="T8"> </text:span><text:span text:style-name="T4">et</text:span><text:span text:style-name="T8"> </text:span><text:span text:style-name="T4">outils</text:span><text:span text:style-name="T8"> </text:span><text:span text:style-name="T4">de</text:span><text:span text:style-name="T8"> </text:span><text:span text:style-name="T4">développement,</text:span><text:span text:style-name="T8"> </text:span><text:span text:style-name="T4">moyens</text:span><text:span text:style-name="T8"> </text:span><text:span text:style-name="T4">humains,</text:span></text:h>
        </text:list-item>
      </text:list>
      <text:p text:style-name="P2"><text:span text:style-name="T28">…)</text:span></text:p>
      <text:p text:style-name="P9"/>
      <text:p text:style-name="P73"/>
      <text:list xml:id="list37431826" text:continue-list="list37445476" text:style-name="Outline">
        <text:list-item>
          <text:list>
            <text:list-item>
              <text:list>
                <text:list-item>
                  <text:h text:style-name="Heading_20_3" text:outline-level="3"><text:span text:style-name="T84">Le lieu de la prestation et les outils de développement </text:span><text:span text:style-name="T85">:</text:span></text:h>
                </text:list-item>
              </text:list>
            </text:list-item>
          </text:list>
        </text:list-item>
      </text:list>
      <text:p text:style-name="P26">Il<text:span text:style-name="T71"> </text:span>convient<text:span text:style-name="T71"> </text:span>de<text:span text:style-name="T81"> </text:span>déterminer<text:span text:style-name="T81"> </text:span>le<text:span text:style-name="T81"> </text:span>lieu<text:span text:style-name="T81"> </text:span>où<text:span text:style-name="T81"> </text:span>sera<text:span text:style-name="T81"> </text:span>effectuée<text:span text:style-name="T81"> </text:span>la<text:span text:style-name="T81"> </text:span>prestation<text:span text:style-name="T81"> </text:span>et<text:span text:style-name="T71"> </text:span>de<text:span text:style-name="T81"> </text:span>préciser<text:span text:style-name="T81"> </text:span>sur<text:span text:style-name="T81"> </text:span>quelle plateforme le logiciel sera développé.</text:p>
      <text:p text:style-name="P105">Dans l’hypothèse d’utilisation de matériel et d’outils de développement tiers pour le développement,<text:span text:style-name="T81"> </text:span>le<text:span text:style-name="T79"> </text:span>Prestataire<text:span text:style-name="T79"> </text:span>devra<text:span text:style-name="T79"> </text:span>s’assurer<text:span text:style-name="T79"> </text:span>que<text:span text:style-name="T79"> </text:span>le<text:span text:style-name="T79"> </text:span>Client<text:span text:style-name="T81"> </text:span>reconnaît<text:span text:style-name="T81"> </text:span>bien<text:span text:style-name="T79"> </text:span>disposer<text:span text:style-name="T79"> </text:span>des droits nécessaires et qu’il les concède au Prestataire.</text:p>
      <text:p text:style-name="P101">Dans l’hypothèse d’une utilisation de logiciels libres, il conviendra d’identifier la licence concernée<text:span text:style-name="T79"> </text:span>et<text:span text:style-name="T81"> </text:span>ses<text:span text:style-name="T79"> </text:span>éventuelles<text:span text:style-name="T79"> </text:span>conséquences<text:span text:style-name="T79"> </text:span>sur<text:span text:style-name="T79"> </text:span>les<text:span text:style-name="T79"> </text:span>droits<text:span text:style-name="T79"> </text:span>relatifs<text:span text:style-name="T79"> </text:span>au<text:span text:style-name="T79"> </text:span>logiciel<text:span text:style-name="T81"> </text:span>développé.<text:span text:style-name="T81"> </text:span>Il convient de rappeler que certaines licences libres imposent de soumettre les développements réalisés au même statut libre.</text:p>
      <text:p text:style-name="P10"/>
      <text:p text:style-name="P96"/>
      <text:list xml:id="list37452789" text:continue-numbering="true" text:style-name="Outline">
        <text:list-item>
          <text:list>
            <text:list-item>
              <text:list>
                <text:list-item>
                  <text:h text:style-name="Heading_20_3" text:outline-level="3"><text:span text:style-name="T84">Les moyens humains </text:span><text:span text:style-name="T85">:</text:span></text:h>
                </text:list-item>
              </text:list>
            </text:list-item>
          </text:list>
        </text:list-item>
      </text:list>
      <text:p text:style-name="P125">En<text:span text:style-name="T81"> </text:span>matière<text:span text:style-name="T81"> </text:span>du<text:span text:style-name="T81"> </text:span>contrat<text:span text:style-name="T71"> </text:span>de<text:span text:style-name="T81"> </text:span>développement,<text:span text:style-name="T71"> </text:span>il<text:span text:style-name="T71"> </text:span>peut<text:span text:style-name="T71"> </text:span>être<text:span text:style-name="T81"> </text:span>utile<text:span text:style-name="T81"> </text:span>de<text:span text:style-name="T81"> </text:span>préciser<text:span text:style-name="T81"> </text:span>les<text:span text:style-name="T81"> </text:span>moyens<text:span text:style-name="T81"> </text:span>humains mis<text:span text:style-name="T71"> </text:span>en<text:span text:style-name="T71"> </text:span>œuvre<text:span text:style-name="T71"> </text:span>pour<text:span text:style-name="T71"> </text:span>assurer<text:span text:style-name="T71"> </text:span>les<text:span text:style-name="T71"> </text:span>développements<text:span text:style-name="T71"> </text:span>spécifiques,<text:span text:style-name="T88"> </text:span>et<text:span text:style-name="T88"> </text:span>notamment<text:span text:style-name="T88"> </text:span>la<text:span text:style-name="T71"> </text:span>compétence des développeurs.</text:p>
      <text:list xml:id="list37452488" text:continue-numbering="true" text:style-name="Outline">
        <text:list-item>
          <text:h text:style-name="P143" text:outline-level="1"><text:span text:style-name="T7">Contrat</text:span><text:span text:style-name="T36"> </text:span><text:span text:style-name="T7">de</text:span><text:span text:style-name="T37"> </text:span><text:span text:style-name="T7">création</text:span><text:span text:style-name="T37"> </text:span><text:span text:style-name="T7">de</text:span><text:span text:style-name="T36"> </text:span><text:span text:style-name="T26">logiciel spécifique</text:span></text:h>
        </text:list-item>
      </text:list>
      <text:p text:style-name="P19">Entre<text:span text:style-name="T70"> </text:span><text:span text:style-name="T77">:</text:span></text:p>
      <text:p text:style-name="P93"/>
      <text:p text:style-name="P126">ET </text:p>
      <text:p text:style-name="P127"/>
      <text:p text:style-name="P4"><text:span text:style-name="T29">Préambule</text:span></text:p>
      <text:p text:style-name="P130">Par ce contrat, le<text:span text:style-name="T70"> Client</text:span><text:span text:style-name="T73"> <text:s/></text:span>a pris connaissance de<text:span text:style-name="T71"> </text:span>toutes<text:span text:style-name="T71"> </text:span>les<text:span text:style-name="T71"> </text:span>fonctionnalités proposées par le logiciel fourni par le Prestataire , à la suite d’un<text:span text:style-name="T88"> </text:span>accord<text:span text:style-name="T88"> </text:span>sur<text:span text:style-name="T88"> </text:span>la<text:span text:style-name="T88"> </text:span>rédaction<text:span text:style-name="T88"> </text:span>d’un<text:span text:style-name="T88"> </text:span>cahier<text:span text:style-name="T88"> </text:span>des<text:span text:style-name="T88"> </text:span>charges<text:span text:style-name="T88"> </text:span>fonctionnel mis<text:span text:style-name="T88"> </text:span>en<text:span text:style-name="T88"> </text:span>place<text:span text:style-name="T88"> </text:span>par<text:span text:style-name="T88"> </text:span>ce<text:span text:style-name="T88"> </text:span>dernier. </text:p>
      <text:list xml:id="list37448136" text:continue-numbering="true" text:style-name="Outline">
        <text:list-item>
          <text:list>
            <text:list-item>
              <text:h text:style-name="P151" text:outline-level="2"><text:span text:style-name="T4">ARTICLE</text:span><text:span text:style-name="T38"> </text:span><text:span text:style-name="T39">1</text:span><text:span text:style-name="T22"> </text:span><text:span text:style-name="T39">:</text:span><text:span text:style-name="T27"> </text:span><text:span text:style-name="T4">Objet</text:span><text:span text:style-name="T38"> </text:span><text:span text:style-name="T4">du</text:span><text:span text:style-name="T27"> </text:span><text:span text:style-name="T24">contrat</text:span></text:h>
            </text:list-item>
          </text:list>
        </text:list-item>
      </text:list>
      <text:p text:style-name="P83">Le présent contrat de création de logiciel a pour objet le développement par le Prestataire concepteur d'un logiciel spécifique pour le compte du Client moyennant une contrepartie <text:span text:style-name="T71">financière.</text:span></text:p>
      <text:p text:style-name="P97"/>
      <text:p text:style-name="P27">Le<text:span text:style-name="T69"> </text:span>développement<text:span text:style-name="T70"> </text:span>du<text:span text:style-name="T70"> </text:span>logiciel<text:span text:style-name="T70"> </text:span>comporte<text:span text:style-name="T70"> </text:span><text:span text:style-name="T77">:</text:span></text:p>
      <text:list xml:id="list774412531827994749" text:style-name="WWNum3">
        <text:list-item>
          <text:p text:style-name="P158"><text:span text:style-name="T89">l'analyse des besoins</text:span></text:p>
        </text:list-item>
        <text:list-item>
          <text:p text:style-name="P158"><text:span text:style-name="T89">la rédaction des spécifications</text:span></text:p>
        </text:list-item>
        <text:list-item>
          <text:p text:style-name="P156"><text:span text:style-name="T89">le développement des fonctionnalités (code source)</text:span></text:p>
        </text:list-item>
        <text:list-item>
          <text:p text:style-name="P156"><text:span text:style-name="T90">l'infrastructure du CI/CD</text:span></text:p>
        </text:list-item>
        <text:list-item>
          <text:p text:style-name="P156"><text:span text:style-name="T90">la livraison et le déploiement</text:span></text:p>
        </text:list-item>
      </text:list>
      <text:p text:style-name="P93"/>
      <text:p text:style-name="P14">Le<text:span text:style-name="T69"> </text:span>logiciel<text:span text:style-name="T81"> </text:span>a<text:span text:style-name="T79"> </text:span>pour<text:span text:style-name="T79"> </text:span>finalité l'accès et la manipulation de la documentation technique par des opérateurs de maintenance exerçant sur des moteurs d'hélicoptères.</text:p>
      <text:p text:style-name="P68">Le logiciel devra être créé en accord avec les besoins particuliers du<text:span text:style-name="T81"> Client </text:span>stipulés<text:span text:style-name="T81"> </text:span>dans<text:span text:style-name="T81"> </text:span>le <text:span text:style-name="T71">contrat.</text:span></text:p>
      <text:p text:style-name="P57"/>
      <text:p text:style-name="P14">Le<text:span text:style-name="T69"> </text:span>logiciel<text:span text:style-name="T70"> </text:span>aura<text:span text:style-name="T70"> pour principales c</text:span>aractéristiques<text:span text:style-name="T70"> les caractéristiques </text:span>mentionnées<text:span text:style-name="T69"> </text:span>ci-après<text:span text:style-name="T69"> </text:span>:<text:span text:style-name="T73"> </text:span></text:p>
      <text:p text:style-name="P10"/>
      <text:p text:style-name="Text_20_body">Ces caractéristiques sont détaillées dans le cahier des charges joint en annexe à ce contrat et établi conjointement entre le Client et le Prestataire.</text:p>
      <text:p text:style-name="Text_20_body">Le prestataire n'effectuera pas la maintenance, celle-ci devra être effecetuée par une tierce entreprise librement choisie par le client.</text:p>
      <text:p text:style-name="P12"/>
      <text:p text:style-name="P80"/>
      <text:list xml:id="list37437330" text:continue-list="list37448136" text:style-name="Outline">
        <text:list-item>
          <text:list>
            <text:list-item>
              <text:h text:style-name="Heading_20_2" text:outline-level="2"><text:span text:style-name="T4">ARTICLE</text:span><text:span text:style-name="T21"> </text:span><text:span text:style-name="T4">2</text:span><text:span text:style-name="T21"> </text:span><text:span text:style-name="T1">:</text:span><text:span text:style-name="T21"> </text:span><text:span text:style-name="T4">Exécution</text:span><text:span text:style-name="T21"> </text:span><text:span text:style-name="T4">de</text:span><text:span text:style-name="T21"> </text:span><text:span text:style-name="T4">la</text:span><text:span text:style-name="T21"> </text:span><text:span text:style-name="T24">prestation</text:span></text:h>
            </text:list-item>
          </text:list>
        </text:list-item>
      </text:list>
      <text:p text:style-name="P50"/>
      <text:p text:style-name="P108">Le Prestataire exécute le logiciel conformément aux stipulations mentionnées à l'article 1er du présent contrat.</text:p>
      <text:p text:style-name="P10"/>
      <text:p text:style-name="P10"/>
      <text:p text:style-name="P10"/>
      <text:list xml:id="list37447242" text:continue-numbering="true" text:style-name="Outline">
        <text:list-item>
          <text:list>
            <text:list-item>
              <text:h text:style-name="Heading_20_2" text:outline-level="2"><text:span text:style-name="T1">ARTICLE 3 </text:span><text:span text:style-name="T39">:</text:span><text:span text:style-name="T1"> </text:span><text:span text:style-name="T22">Délais</text:span></text:h>
            </text:list-item>
          </text:list>
        </text:list-item>
      </text:list>
      <text:p text:style-name="P50"/>
      <text:p text:style-name="P64">Le Prestataire s'engage à délivrer la version finale du logiciel telle que décrite entre les parties dans le cahier des charges 1 an<text:span text:style-name="T81"> après la signature du présent contrat</text:span>.<text:span text:style-name="T81"> </text:span>Le<text:span text:style-name="T81"> </text:span>présent contrat produira ses effets au jour de la signature et prendra fin à la remise définitive du <text:span text:style-name="T71">logiciel.</text:span></text:p>
      <text:p text:style-name="P132"/>
      <text:p text:style-name="P132"/>
      <text:list xml:id="list37456022" text:continue-numbering="true" text:style-name="Outline">
        <text:list-item>
          <text:list>
            <text:list-item>
              <text:h text:style-name="Heading_20_2" text:outline-level="2"><text:span text:style-name="T1">ARTICLE</text:span><text:span text:style-name="T40"> </text:span><text:span text:style-name="T1">4</text:span><text:span text:style-name="T41"> </text:span><text:span text:style-name="T1">:</text:span><text:span text:style-name="T40"> </text:span><text:span text:style-name="T1">Exclusion</text:span><text:span text:style-name="T41"> </text:span><text:span text:style-name="T1">de</text:span><text:span text:style-name="T41"> </text:span><text:span text:style-name="T22">responsabilité</text:span></text:h>
            </text:list-item>
          </text:list>
        </text:list-item>
      </text:list>
      <text:p text:style-name="P50"/>
      <text:p text:style-name="P124">En cas de retard<text:span text:style-name="T81"> </text:span>dans<text:span text:style-name="T81"> </text:span>l'exécution<text:span text:style-name="T81"> </text:span>du<text:span text:style-name="T81"> </text:span>contrat<text:span text:style-name="T81"> </text:span>en<text:span text:style-name="T81"> </text:span>raison<text:span text:style-name="T81"> </text:span>d'une<text:span text:style-name="T81"> </text:span>force<text:span text:style-name="T81"> </text:span>majeure,<text:span text:style-name="T81"> </text:span>le<text:span text:style-name="T81"> Prestataire </text:span>ne pourra voir sa responsabilité engagée.</text:p>
      <text:p text:style-name="P56"/>
      <text:p text:style-name="P128">Toute documentation, toute information rendue tardivement, non conforme ou incomplète exclut la responsabilité du Prestataire</text:p>
      <text:p text:style-name="P129"/>
      <text:p text:style-name="P129"/>
      <text:p text:style-name="P129"/>
      <text:p text:style-name="P128"><text:span text:style-name="T1"><text:s text:c="4"/></text:span><text:span text:style-name="T31">ARTICLE</text:span><text:span text:style-name="T33"> </text:span><text:span text:style-name="T31">5</text:span><text:span text:style-name="T33"> </text:span><text:span text:style-name="T32">:</text:span><text:span text:style-name="T34"> </text:span><text:span text:style-name="T35">Prix</text:span></text:p>
      <text:p text:style-name="P79"/>
      <text:p text:style-name="P18"/>
      <text:p text:style-name="P77"><text:span text:style-name="T103"><text:s text:c="7"/></text:span><text:span text:style-name="T104">a) Prix du logiciel mis à disposition</text:span></text:p>
      <text:p text:style-name="P160"><text:soft-page-break/><text:span text:style-name="T89">Le</text:span><text:span text:style-name="T91"> </text:span><text:span text:style-name="T89">paiement</text:span><text:span text:style-name="T92"> </text:span><text:span text:style-name="T89">du logiciel sera</text:span><text:span text:style-name="T91"> </text:span><text:span text:style-name="T89">forfaitaire.</text:span><text:span text:style-name="T92"> </text:span><text:span text:style-name="T89">En</text:span><text:span text:style-name="T91"> </text:span><text:span text:style-name="T89">contrepartie</text:span><text:span text:style-name="T91"> </text:span><text:span text:style-name="T89">de</text:span><text:span text:style-name="T91"> </text:span><text:span text:style-name="T89">la</text:span><text:span text:style-name="T91"> </text:span><text:span text:style-name="T89">prestation</text:span><text:span text:style-name="T91"> </text:span><text:span text:style-name="T89">le</text:span><text:span text:style-name="T91"> Client</text:span><text:span text:style-name="T89"> procédera au paiement d'une somme <text:s/>forfaitaire de 100 000 (cent mille) euros. Le versement du prix s'effectuera comme suit :</text:span></text:p>
      <text:list xml:id="list37450311" text:continue-list="list774412531827994749" text:style-name="WWNum3">
        <text:list-item>
          <text:p text:style-name="P62"/>
          <text:list>
            <text:list-item>
              <text:p text:style-name="P153"><text:span text:style-name="T91">30 000</text:span><text:span text:style-name="T89">€</text:span><text:span text:style-name="T95"> <text:s/>(trente mille) </text:span><text:span text:style-name="T89">à</text:span><text:span text:style-name="T96"> </text:span><text:span text:style-name="T89">la</text:span><text:span text:style-name="T96"> </text:span><text:span text:style-name="T89">signature</text:span><text:span text:style-name="T95"> </text:span><text:span text:style-name="T89">du</text:span><text:span text:style-name="T96"> </text:span><text:span text:style-name="T89">présent</text:span><text:span text:style-name="T96"> </text:span><text:span text:style-name="T89">contrat (soit 30% d'acompte)</text:span></text:p>
            </text:list-item>
          </text:list>
        </text:list-item>
        <text:list-item>
          <text:p text:style-name="P55"/>
          <text:list>
            <text:list-item>
              <text:p text:style-name="P153"><text:span text:style-name="T89">5000€ (cinq mille) au</text:span><text:span text:style-name="T91"> 1</text:span><text:span text:style-name="T106">er</text:span><text:span text:style-name="T91"> de chaque mois suivant la signature du présent contrat jusqu’à </text:span><text:span text:style-name="T90">la livraison définitive du logiciel.</text:span></text:p>
            </text:list-item>
          </text:list>
        </text:list-item>
        <text:list-item>
          <text:p text:style-name="P89"/>
          <text:list>
            <text:list-item>
              <text:p text:style-name="P153"><text:span text:style-name="T89">le solde au</text:span><text:span text:style-name="T96"> </text:span><text:span text:style-name="T89">jour</text:span><text:span text:style-name="T96"> </text:span><text:span text:style-name="T89">de</text:span><text:span text:style-name="T96"> </text:span><text:span text:style-name="T89">la</text:span><text:span text:style-name="T95"> </text:span><text:span text:style-name="T96">livraison </text:span><text:span text:style-name="T89">définitive</text:span><text:span text:style-name="T96"> </text:span><text:span text:style-name="T89">du</text:span><text:span text:style-name="T96"> </text:span><text:span text:style-name="T92">logiciel soit 10 000€ (dix mille).</text:span></text:p>
            </text:list-item>
          </text:list>
        </text:list-item>
        <text:list-item>
          <text:p text:style-name="P55"/>
        </text:list-item>
      </text:list>
      <text:p text:style-name="P161"><text:span text:style-name="T92">Le</text:span><text:span text:style-name="T96"> </text:span><text:span text:style-name="T92">paiement</text:span><text:span text:style-name="T91"> </text:span><text:span text:style-name="T92">s'effectuera</text:span><text:span text:style-name="T96"> </text:span><text:span text:style-name="T92">par</text:span><text:span text:style-name="T96"> </text:span><text:span text:style-name="T92">virement</text:span><text:span text:style-name="T91"> </text:span><text:span text:style-name="T92">bancaire</text:span><text:span text:style-name="T96"> </text:span><text:span text:style-name="T92">sur</text:span><text:span text:style-name="T96"> </text:span><text:span text:style-name="T92">le</text:span><text:span text:style-name="T96"> </text:span><text:span text:style-name="T92">compte </text:span><text:span text:style-name="T96">: <text:line-break/>CMSO</text:span></text:p>
      <text:p text:style-name="P161"><text:span text:style-name="T96">IBAN </text:span><text:span text:style-name="T114">FR7630001007941234567890185</text:span><text:span text:style-name="T97"> </text:span></text:p>
      <text:p text:style-name="P69"><text:span text:style-name="T105"/></text:p>
      <text:p text:style-name="P69"><text:span text:style-name="T107"><text:s text:c="14"/></text:span><text:s text:c="4"/></text:p>
      <text:p text:style-name="Text_20_body"/>
      <text:p text:style-name="Text_20_body"/>
      <text:p text:style-name="P77"/>
      <text:list xml:id="list37439404" text:continue-list="list37456022" text:style-name="Outline">
        <text:list-item>
          <text:list>
            <text:list-item>
              <text:h text:style-name="Heading_20_2" text:outline-level="2"><text:span text:style-name="T1">ARTICLE</text:span><text:span text:style-name="T44"> </text:span><text:span text:style-name="T1">6</text:span><text:span text:style-name="T44"> </text:span><text:span text:style-name="T1">:</text:span><text:span text:style-name="T44"> </text:span><text:span text:style-name="T1">Obligations</text:span><text:span text:style-name="T44"> </text:span><text:span text:style-name="T1">du</text:span><text:span text:style-name="T44"> </text:span><text:span text:style-name="T22">Client</text:span></text:h>
            </text:list-item>
          </text:list>
        </text:list-item>
      </text:list>
      <text:p text:style-name="P50"/>
      <text:p text:style-name="P84">Le Client s'engage à payer le prix de la prestation réalisée par le Prestataire en conformité avec les modalités stipulées dans le présent contrat.</text:p>
      <text:p text:style-name="P86">Le Client s'oblige à collaborer avec le Prestataire : il s'engage à fournir au Prestataire tout document, toute information lui permettant de réaliser le logiciel conformément à ses <text:span text:style-name="T71">exigences.</text:span></text:p>
      <text:p text:style-name="P6"/>
      <text:p text:style-name="P83">Le Client est tenu à une obligation de confidentialité concernant les données, les renseignements dont il a eu connaissance dans le cadre du présent contrat. </text:p>
      <text:p text:style-name="P83"/>
      <text:list xml:id="list37438348" text:continue-numbering="true" text:style-name="Outline">
        <text:list-item>
          <text:list>
            <text:list-item>
              <text:h text:style-name="P148" text:outline-level="2"/>
            </text:list-item>
            <text:list-item>
              <text:h text:style-name="P147" text:outline-level="2"><text:span text:style-name="T4">ARTICLE</text:span><text:span text:style-name="T42"> </text:span><text:span text:style-name="T4">7</text:span><text:span text:style-name="T45"> </text:span><text:span text:style-name="T1">:</text:span><text:span text:style-name="T45"> </text:span><text:span text:style-name="T4">Obligations</text:span><text:span text:style-name="T45"> </text:span><text:span text:style-name="T4">du</text:span><text:span text:style-name="T45"> </text:span><text:span text:style-name="T24">Prestataire</text:span></text:h>
            </text:list-item>
          </text:list>
        </text:list-item>
      </text:list>
      <text:p text:style-name="P79"/>
      <text:p text:style-name="P136">Le Prestataire est tenu à une obligation de résultat. Il s'engage à délivrer un logiciel conforme aux clauses stipulées dans le présent contrat.</text:p>
      <text:p text:style-name="P115">Afin d'assurer une utilisation optimale du logiciel, le<text:span text:style-name="T81"> </text:span>Prestataire<text:span text:style-name="T81"> </text:span>s'oblige<text:span text:style-name="T81"> </text:span>à<text:span text:style-name="T81"> </text:span>conseiller<text:span text:style-name="T81"> </text:span>le<text:span text:style-name="T81"> </text:span>Client dans le domaine informatique. Le Prestataire s'oblige à la confidentialité quant aux informations fournies par le Client.</text:p>
      <text:p text:style-name="P10"/>
      <text:p text:style-name="P10"/>
      <text:list xml:id="list37454195" text:continue-numbering="true" text:style-name="Outline">
        <text:list-item>
          <text:list>
            <text:list-item>
              <text:h text:style-name="P152" text:outline-level="2"><text:span text:style-name="T1">ARTICLE</text:span><text:span text:style-name="T41"> </text:span><text:span text:style-name="T1">8</text:span><text:span text:style-name="T41"> </text:span><text:span text:style-name="T1">:</text:span><text:span text:style-name="T41"> </text:span><text:span text:style-name="T1">Responsabilité</text:span><text:span text:style-name="T41"> </text:span><text:span text:style-name="T1">du</text:span><text:span text:style-name="T41"> </text:span><text:span text:style-name="T22">Client</text:span></text:h>
            </text:list-item>
          </text:list>
        </text:list-item>
      </text:list>
      <text:p text:style-name="P75"/>
      <text:p text:style-name="P118">En l'absence d'exécution de l'obligation de collaboration, le Prestataire ne sera en aucun tenu d'exécuter sa propre obligation et pourra engager la responsabilité contractuelle du Client. Le Prestataire pourra exercer un recours en justice et exposer le Client devant la juridiction compétente.</text:p>
      <text:p text:style-name="P92"/>
      <text:p text:style-name="P92"/>
      <text:p text:style-name="P92"/>
      <text:list xml:id="list37454365" text:continue-numbering="true" text:style-name="Outline">
        <text:list-item>
          <text:list>
            <text:list-item>
              <text:h text:style-name="Heading_20_2" text:outline-level="2"><text:span text:style-name="T4">ARTICLE</text:span><text:span text:style-name="T43"> </text:span><text:span text:style-name="T4">9</text:span><text:span text:style-name="T43"> </text:span><text:span text:style-name="T1">:</text:span><text:span text:style-name="T43"> </text:span><text:span text:style-name="T4">Responsabilité</text:span><text:span text:style-name="T43"> </text:span><text:span text:style-name="T4">du</text:span><text:span text:style-name="T43"> </text:span><text:span text:style-name="T24">Prestataire</text:span></text:h>
            </text:list-item>
          </text:list>
        </text:list-item>
      </text:list>
      <text:p text:style-name="P133"><text:soft-page-break/></text:p>
      <text:p text:style-name="P100">En l'absence d'exécution de ses obligations, le Prestataire engage sa responsabilité contractuelle et s'expose à un contentieux devant la juridiction compétente.</text:p>
      <text:list xml:id="list37430335" text:continue-numbering="true" text:style-name="Outline">
        <text:list-item>
          <text:list>
            <text:list-item>
              <text:h text:style-name="P145" text:outline-level="2"/>
            </text:list-item>
            <text:list-item>
              <text:h text:style-name="Heading_20_2" text:outline-level="2"><text:span text:style-name="T1">ARTICLE</text:span><text:span text:style-name="T46"> </text:span><text:span text:style-name="T1">10</text:span><text:span text:style-name="T46"> </text:span><text:span text:style-name="T39">:</text:span><text:span text:style-name="T47"> </text:span><text:span text:style-name="T22">Recette</text:span></text:h>
            </text:list-item>
          </text:list>
        </text:list-item>
      </text:list>
      <text:p text:style-name="P90"/>
      <text:p text:style-name="P7"/>
      <text:p text:style-name="P81"/>
      <text:list xml:id="list6393378545469647606" text:style-name="WWNum4">
        <text:list-item>
          <text:h text:style-name="P167" text:outline-level="4">Objet<text:span text:style-name="T73"> </text:span><text:span text:style-name="T77">:</text:span></text:h>
        </text:list-item>
      </text:list>
      <text:p text:style-name="P134"/>
      <text:p text:style-name="P131">Le Client procédera à la recette des développements ou du logiciel à compter de la livraison du code, des spécifications afférentes et du rapport d’exécution des tests unitaires.</text:p>
      <text:p text:style-name="P94"/>
      <text:p text:style-name="P137">La procédure de recette a pour objectif de contrôler que les<text:span text:style-name="T81"> </text:span>développements<text:span text:style-name="T81"> </text:span>ou<text:span text:style-name="T81"> </text:span>le<text:span text:style-name="T81"> l</text:span>ogiciel sont conformes aux attentes spécifiées dans le backlog de sprint.</text:p>
      <text:p text:style-name="P74"/>
      <text:p text:style-name="P109">Le Client s’engage, par conséquent, à mettre à disposition des personnels du Prestataire affectés à la réalisation des prestations, des personnels dûment assermentés et compétents</text:p>
      <text:p text:style-name="P6"/>
      <text:p text:style-name="P6"/>
      <text:list xml:id="list37427179" text:continue-numbering="true" text:style-name="WWNum4">
        <text:list-item>
          <text:h text:style-name="P166" text:outline-level="4">Recettes<text:span text:style-name="T108"> </text:span>incrémentales<text:span text:style-name="T77"> :</text:span></text:h>
        </text:list-item>
      </text:list>
      <text:p text:style-name="P134"/>
      <text:p text:style-name="P66">Pour garantir le respect des fonctionnalités, le Client devra opérer la recette du développement issu d’un Sprint N au plus tard avant la fin du Sprint N+1. En l’absence d’acceptation expresse, de réserves ou de refus<text:span text:style-name="T71"> </text:span>émis<text:span text:style-name="T71"> </text:span>dans<text:span text:style-name="T71"> </text:span>ce<text:span text:style-name="T71"> </text:span>délai,<text:span text:style-name="T71"> </text:span>le<text:span text:style-name="T71"> </text:span>démarrage<text:span text:style-name="T71"> </text:span>du<text:span text:style-name="T71"> </text:span>Sprint N+2 vaudra recette tacite du développement issu du Sprint N.</text:p>
      <text:p text:style-name="P91"/>
      <text:p text:style-name="P91"/>
      <text:list xml:id="list37428062" text:continue-numbering="true" text:style-name="WWNum4">
        <text:list-item>
          <text:h text:style-name="P166" text:outline-level="4">Recette<text:span text:style-name="T76"> </text:span>définitive<text:span text:style-name="T75"> </text:span><text:span text:style-name="T77">:</text:span></text:h>
        </text:list-item>
      </text:list>
      <text:p text:style-name="P134"/>
      <text:p text:style-name="P119">Le Client devra opérer la recette définitive du Logiciel livré au plus tard trente 30 jours calendaires après la dernière<text:span text:style-name="T81"> </text:span>livraison.<text:span text:style-name="T81"> </text:span>En<text:span text:style-name="T81"> </text:span>l’absence<text:span text:style-name="T81"> </text:span>d’acceptation<text:span text:style-name="T81"> </text:span>expresse,<text:span text:style-name="T81"> </text:span>de<text:span text:style-name="T81"> </text:span>réserves<text:span text:style-name="T81"> </text:span>ou de<text:span text:style-name="T82"> </text:span>refus<text:span text:style-name="T82"> </text:span>émis<text:span text:style-name="T82"> </text:span>dans<text:span text:style-name="T82"> </text:span>ce<text:span text:style-name="T82"> </text:span>délai,<text:span text:style-name="T82"> </text:span>la<text:span text:style-name="T82"> </text:span>mise<text:span text:style-name="T82"> </text:span>en<text:span text:style-name="T82"> </text:span>production<text:span text:style-name="T82"> </text:span>du<text:span text:style-name="T82"> </text:span>Logiciel<text:span text:style-name="T82"> </text:span>vaudra<text:span text:style-name="T82"> </text:span>recette<text:span text:style-name="T82"> </text:span>tacite de celui-ci. En tout état de cause, la recette définitive du Logiciel sera réputée prononcée à l’expiration du délai de trente 30 jours calendaires à compter de la dernière livraison.</text:p>
      <text:p text:style-name="P57"/>
      <text:p text:style-name="P57"/>
      <text:list xml:id="list37449618" text:continue-numbering="true" text:style-name="WWNum4">
        <text:list-item>
          <text:h text:style-name="P166" text:outline-level="4">Procédure<text:span text:style-name="T109"> </text:span><text:span text:style-name="T77">:</text:span></text:h>
        </text:list-item>
      </text:list>
      <text:p text:style-name="P98"/>
      <text:p text:style-name="P19">La<text:span text:style-name="T69"> </text:span>procédure<text:span text:style-name="T79"> </text:span>de<text:span text:style-name="T73"> </text:span>recette<text:span text:style-name="T79"> </text:span>est<text:span text:style-name="T81"> </text:span>définie<text:span text:style-name="T73"> </text:span>en<text:span text:style-name="T79"> </text:span>détail<text:span text:style-name="T79"> . </text:span></text:p>
      <text:p text:style-name="P8"/>
      <text:p text:style-name="P15">Au<text:span text:style-name="T82"> </text:span>terme<text:span text:style-name="T82"> </text:span>de<text:span text:style-name="T82"> </text:span>la<text:span text:style-name="T82"> </text:span>procédure<text:span text:style-name="T82"> </text:span>de<text:span text:style-name="T82"> </text:span>recette<text:span text:style-name="T82"> </text:span>définitive,<text:span text:style-name="T82"> </text:span>le<text:span text:style-name="T82"> </text:span>Client<text:span text:style-name="T82"> </text:span>émettra<text:span text:style-name="T82"> </text:span>un<text:span text:style-name="T82"> </text:span>procès-verbal<text:span text:style-name="T82"> </text:span>de recette donnant lieu :</text:p>
      <text:p text:style-name="P56"/>
      <text:list xml:id="list37431677" text:continue-numbering="true" text:style-name="WWNum4">
        <text:list-item>
          <text:list>
            <text:list-item>
              <text:p text:style-name="P154"><text:span text:style-name="T89">soit</text:span><text:span text:style-name="T98"> </text:span><text:span text:style-name="T89">à</text:span><text:span text:style-name="T95"> </text:span><text:span text:style-name="T89">une</text:span><text:span text:style-name="T95"> </text:span><text:span text:style-name="T89">acceptation</text:span><text:span text:style-name="T96"> </text:span><text:span text:style-name="T89">sans</text:span><text:span text:style-name="T95"> </text:span><text:span text:style-name="T89">réserve</text:span><text:span text:style-name="T95"> </text:span><text:span text:style-name="T89">du</text:span><text:span text:style-name="T95"> </text:span><text:span text:style-name="T89">Logiciel</text:span><text:span text:style-name="T96"> </text:span><text:span text:style-name="T99">;</text:span></text:p>
            </text:list-item>
            <text:list-item>
              <text:p text:style-name="P162"><text:span text:style-name="T89">soit</text:span><text:span text:style-name="T98"> </text:span><text:span text:style-name="T89">à</text:span><text:span text:style-name="T95"> </text:span><text:span text:style-name="T89">une</text:span><text:span text:style-name="T95"> </text:span><text:span text:style-name="T89">acceptation</text:span><text:span text:style-name="T95"> </text:span><text:span text:style-name="T89">avec</text:span><text:span text:style-name="T95"> </text:span><text:span text:style-name="T89">réserves</text:span><text:span text:style-name="T95"> </text:span><text:span text:style-name="T89">du</text:span><text:span text:style-name="T95"> </text:span><text:span text:style-name="T89">Logiciel</text:span><text:span text:style-name="T96"> </text:span><text:span text:style-name="T90">;</text:span></text:p>
            </text:list-item>
            <text:list-item>
              <text:p text:style-name="P163"><text:span text:style-name="T89">soit</text:span><text:span text:style-name="T92"> </text:span><text:span text:style-name="T89">à</text:span><text:span text:style-name="T92"> </text:span><text:span text:style-name="T89">un</text:span><text:span text:style-name="T92"> refus.</text:span></text:p>
            </text:list-item>
          </text:list>
        </text:list-item>
      </text:list>
      <text:p text:style-name="P8"/>
      <text:p text:style-name="P14">Tout<text:span text:style-name="T75"> </text:span>procès-verbal<text:span text:style-name="T73"> </text:span>de<text:span text:style-name="T69"> </text:span>recette<text:span text:style-name="T70"> </text:span>sans<text:span text:style-name="T69"> </text:span>réserve<text:span text:style-name="T70"> </text:span>entraîne<text:span text:style-name="T70"> </text:span>réception<text:span text:style-name="T69"> </text:span>du<text:span text:style-name="T70"> </text:span>Logiciel<text:span text:style-name="T73"> </text:span><text:span text:style-name="T71">livré.</text:span></text:p>
      <text:p text:style-name="P93"/>
      <text:p text:style-name="P15">La<text:span text:style-name="T82"> </text:span>durée<text:span text:style-name="T82"> </text:span>maximale<text:span text:style-name="T82"> </text:span>de<text:span text:style-name="T82"> </text:span>la<text:span text:style-name="T82"> </text:span>procédure<text:span text:style-name="T82"> </text:span>de<text:span text:style-name="T82"> </text:span>recette<text:span text:style-name="T82"> </text:span>définitive<text:span text:style-name="T82"> </text:span>du<text:span text:style-name="T82"> </text:span>logiciel<text:span text:style-name="T82"> </text:span>est<text:span text:style-name="T82"> </text:span>fixée<text:span text:style-name="T82"> </text:span>à<text:span text:style-name="T86"> </text:span>30<text:span text:style-name="T86"> </text:span>jours <text:span text:style-name="T71">calendaires.</text:span></text:p>
      <text:p text:style-name="P17"/>
      <text:p text:style-name="P15"><text:span text:style-name="T72">5. </text:span><text:span text:style-name="T68">Levée</text:span><text:span text:style-name="T74"> </text:span><text:span text:style-name="T68">des</text:span><text:span text:style-name="T80"> </text:span><text:span text:style-name="T68">réserves</text:span><text:span text:style-name="T83"> </text:span><text:span text:style-name="T78">:</text:span></text:p>
      <text:p text:style-name="P51"/>
      <text:p text:style-name="P120"><text:soft-page-break/>En cas de<text:span text:style-name="T81"> </text:span>procès-verbal<text:span text:style-name="T81"> </text:span>de<text:span text:style-name="T81"> </text:span>recette<text:span text:style-name="T81"> </text:span>avec<text:span text:style-name="T81"> </text:span>réserves<text:span text:style-name="T81"> </text:span>d’un<text:span text:style-name="T81"> d</text:span>éveloppement<text:span text:style-name="T81"> </text:span>issu<text:span text:style-name="T81"> </text:span>d’un<text:span text:style-name="T81"> </text:span>Sprint<text:span text:style-name="T81"> </text:span>N,<text:span text:style-name="T81"> </text:span>le Sprint N+1 ne sera pas remis en cause. Toutefois, le Prestataire s’engage à lever<text:span text:style-name="T81"> </text:span>les réserves avant la fin du Sprint N+1 pour soumettre la correction de ces réserves à la validation du Client dans le cadre de la recette du<text:span text:style-name="T81"> </text:span>Développement<text:span text:style-name="T81"> </text:span>issu<text:span text:style-name="T81"> </text:span>du<text:span text:style-name="T81"> </text:span>Sprint<text:span text:style-name="T81"> </text:span>N+1.<text:span text:style-name="T81"> </text:span>En cas de procès-verbal de refus, le Client devra porter les anomalies relevées à la connaissance du Prestataire en les documentant par écrit, c’est à dire en décrivant le Contrat Agile V 1.1 de manière précise en renseignant l’environnement<text:span text:style-name="T81"> </text:span>et<text:span text:style-name="T81"> </text:span>les<text:span text:style-name="T81"> </text:span>conditions<text:span text:style-name="T81"> </text:span>de<text:span text:style-name="T81"> </text:span>la<text:span text:style-name="T81"> </text:span>survenance<text:span text:style-name="T81"> </text:span>de<text:span text:style-name="T81"> </text:span>chaque<text:span text:style-name="T81"> </text:span>Anomalie<text:span text:style-name="T81"> </text:span>afin<text:span text:style-name="T81"> </text:span>de<text:span text:style-name="T81"> </text:span>permettre<text:span text:style-name="T81"> </text:span>au Prestataire de les reproduire et de les corriger en temps utile. À la suite de la<text:span text:style-name="T71"> </text:span>notification<text:span text:style-name="T71"> </text:span>de ces Anomalies, le Prestataire<text:span text:style-name="T81"> </text:span>procèdera<text:span text:style-name="T81"> </text:span>à<text:span text:style-name="T81"> </text:span>la<text:span text:style-name="T81"> </text:span>correction<text:span text:style-name="T81"> </text:span>du<text:span text:style-name="T81"> </text:span>Développement<text:span text:style-name="T81"> </text:span>ou<text:span text:style-name="T81"> </text:span>du<text:span text:style-name="T81"> </text:span>Logiciel<text:span text:style-name="T81"> </text:span>en cause<text:span text:style-name="T86"> </text:span>et<text:span text:style-name="T86"> </text:span>présentera,<text:span text:style-name="T86"> </text:span>pour<text:span text:style-name="T86"> </text:span>recette,<text:span text:style-name="T86"> </text:span>les corrections effectuées dans un délai maximal de dix (10) jours ouvrés à compter de la réception du procès-verbal de refus, ou tout autre délai plus long convenu avec le<text:span text:style-name="T81"> </text:span>Client.<text:span text:style-name="T81"> Le </text:span>Prestataire<text:span text:style-name="T81"> </text:span>effectuera<text:span text:style-name="T81"> </text:span>une<text:span text:style-name="T81"> </text:span>seule<text:span text:style-name="T81"> </text:span>re-livraison<text:span text:style-name="T81"> </text:span>des corrections en vue de la recette du<text:span text:style-name="T81"> </text:span>Développement<text:span text:style-name="T81"> </text:span>ou<text:span text:style-name="T81"> </text:span>du<text:span text:style-name="T81"> </text:span>Logiciel<text:span text:style-name="T81"> </text:span>en<text:span text:style-name="T81"> </text:span>cause.<text:span text:style-name="T81"> </text:span>Pour<text:span text:style-name="T81"> </text:span>permettre de tracer les Anomalies et d’en faire un suivi efficace, toute Anomalie constatée par le Client devra être<text:span text:style-name="T81"> </text:span>notifiée<text:span text:style-name="T81"> </text:span>par<text:span text:style-name="T81"> </text:span>écrit<text:span text:style-name="T81"> </text:span>au<text:span text:style-name="T81"> </text:span>Prestataire<text:span text:style-name="T81"> </text:span>sur<text:span text:style-name="T81"> </text:span>une<text:span text:style-name="T81"> </text:span>fiche<text:span text:style-name="T81"> </text:span>d’Anomalie<text:span text:style-name="T81"> </text:span>comportant la date et le contexte de sa survenance. Le Client retrace l’ensemble des événements concernant chaque fiche d’Anomalie sur un livre de bord, et notam<text:span text:style-name="T154">ment la date de</text:span><text:span text:style-name="T155"> </text:span><text:span text:style-name="T154">prise</text:span><text:span text:style-name="T155"> </text:span><text:span text:style-name="T154">en compte de l’Anomalie et de sa correction par le Prestataire. La levée des réserves résultant d’un proc</text:span>ès-verbal de recette avec réserves ou d’un procès-verbal de refus sera formalisé par l’établissement d’un nouveau procès-verbal de recette.</text:p>
      <text:p text:style-name="P110"/>
      <text:p text:style-name="P96"/>
      <text:list xml:id="list37429669" text:continue-list="list37430335" text:style-name="Outline">
        <text:list-item>
          <text:list>
            <text:list-item>
              <text:h text:style-name="Heading_20_2" text:outline-level="2"><text:span text:style-name="T1">ARTICLE</text:span><text:span text:style-name="T48"> </text:span><text:span text:style-name="T1">11</text:span><text:span text:style-name="T48"> </text:span><text:span text:style-name="T1">:</text:span><text:span text:style-name="T48"> </text:span><text:span text:style-name="T1">Propriété</text:span><text:span text:style-name="T48"> </text:span><text:span text:style-name="T22">intellectuelle</text:span></text:h>
            </text:list-item>
          </text:list>
        </text:list-item>
      </text:list>
      <text:p text:style-name="Text_20_body"><text:span text:style-name="T22"/></text:p>
      <text:p text:style-name="P112"><text:span text:style-name="T71">Le présent contrat aura pour effet le transfert de propriété de certains droits rattachés à la <text:s/>propriété intellectuelle du Prestataire sur le logiciel au Client. </text:span></text:p>
      <text:p text:style-name="P111"/>
      <text:p text:style-name="P111"/>
      <text:list xml:id="list37432112" text:continue-numbering="true" text:style-name="Outline">
        <text:list-item>
          <text:list>
            <text:list-item>
              <text:list>
                <text:list-item>
                  <text:list>
                    <text:list-item>
                      <text:h text:style-name="P168" text:outline-level="4"><text:span text:style-name="T5"><text:s text:c="5"/>ARTICLE</text:span><text:span text:style-name="T49"> </text:span><text:span text:style-name="T5">12</text:span><text:span text:style-name="T49"> </text:span><text:span text:style-name="T5">:</text:span><text:span text:style-name="T49"> </text:span><text:span text:style-name="T25">Clause des quatre coins</text:span></text:h>
                    </text:list-item>
                  </text:list>
                </text:list-item>
              </text:list>
            </text:list-item>
          </text:list>
        </text:list-item>
      </text:list>
      <text:p text:style-name="P121"><text:span text:style-name="T30"/></text:p>
      <text:p text:style-name="P122"><text:span text:style-name="Strong_20_Emphasis"><text:span text:style-name="T156">- Changements de Circonstances :</text:span></text:span><text:span text:style-name="T156"> Les parties conviennent que si des circonstances imprévues surviennent, entraînant un impact significatif sur l'exécution du présent contrat, les parties se réuniront de bonne foi pour négocier des ajustements équitables aux termes du contrat.</text:span></text:p>
      <text:p text:style-name="P122"><text:span text:style-name="Strong_20_Emphasis"><text:span text:style-name="T156">- Modifications Unilatérales :</text:span></text:span><text:span text:style-name="T142"> </text:span><text:span text:style-name="T143">Aucune des parties ne peut apporter de modifications unilatérales aux termes du présent contrat sans le consentement écrit préalable de l'autre partie. Tout changement convenu doit être formalisé par un avenant écrit signé par les deux parties.</text:span><text:span text:style-name="T157"> </text:span></text:p>
      <text:p text:style-name="P122"><text:span text:style-name="T157">- </text:span><text:span text:style-name="Strong_20_Emphasis"><text:span text:style-name="T157">Résiliation Anticipée :</text:span></text:span><text:span text:style-name="T142"> </text:span><text:span text:style-name="T143">En cas de résiliation anticipée par l'une ou l'autre des parties, les modalités de résiliation, y compris toute compensation financière éventuelle, seront détaillées dans un accord de résiliation distinct, le cas échéant.</text:span><text:span text:style-name="T157"> </text:span></text:p>
      <text:p text:style-name="P122"><text:span text:style-name="T157">- </text:span><text:span text:style-name="Strong_20_Emphasis"><text:span text:style-name="T157">Règlement des Litiges :</text:span></text:span><text:span text:style-name="T142"> </text:span><text:span text:style-name="T143">En cas de litige découlant de ou en relation avec le présent contrat, les parties s'engagent à résoudre le différend par voie de négociation de bonne foi. Si aucune résolution n'est atteinte, les parties conviennent de recourir à la médiation avant de poursuivre d'autres recours juridiques.</text:span><text:span text:style-name="T157"> </text:span></text:p>
      <text:p text:style-name="P123"><text:span text:style-name="T25"/></text:p>
      <text:p text:style-name="P123"><text:span text:style-name="T25"/></text:p>
      <text:list xml:id="list37440893" text:continue-numbering="true" text:style-name="Outline">
        <text:list-item>
          <text:list>
            <text:list-item>
              <text:list>
                <text:list-item>
                  <text:list>
                    <text:list-item>
                      <text:h text:style-name="P168" text:outline-level="4"><text:span text:style-name="T25"><text:s text:c="5"/>ARTICLE</text:span><text:span text:style-name="T49"> </text:span><text:span text:style-name="T25">13</text:span><text:span text:style-name="T49"> </text:span><text:span text:style-name="T25">:</text:span><text:span text:style-name="T49"> </text:span><text:span text:style-name="T25">Clause de réversibilité</text:span></text:h>
                    </text:list-item>
                  </text:list>
                </text:list-item>
              </text:list>
            </text:list-item>
          </text:list>
        </text:list-item>
      </text:list>
      <text:p text:style-name="P121"><text:span text:style-name="T30"/></text:p>
      <text:p text:style-name="P122"><text:span text:style-name="Strong_20_Emphasis"><text:span text:style-name="T157">- Définition de la Réversibilité :</text:span></text:span><text:span text:style-name="T142"> </text:span><text:span text:style-name="T143">La réversibilité est définie comme la capacité à transférer </text:span><text:soft-page-break/><text:span text:style-name="T143">les activités, les ressources et les responsabilités liées à l'exécution du présent contrat d'une partie à l'autre de manière ordonnée et efficiente.</text:span></text:p>
      <text:p text:style-name="P122"><text:span text:style-name="T144">- </text:span><text:span text:style-name="Strong_20_Emphasis"><text:span text:style-name="T145">Conditions de Réversibilité :</text:span></text:span><text:span text:style-name="T143"> Les parties conviennent que la réversibilité peut être envisagée dans les cas spécifiques tels que la résiliation anticipée du contrat, des changements substantiels dans les besoins opérationnels, ou d'autres circonstances définies dans un accord distinct.</text:span><text:span text:style-name="T144"> </text:span></text:p>
      <text:p text:style-name="P122"><text:span text:style-name="T144">- </text:span><text:span text:style-name="Strong_20_Emphasis"><text:span text:style-name="T145">Plan de Réversibilité :</text:span></text:span><text:span text:style-name="T143"> Avant le début de l'exécution du contrat, les parties élaboreront conjointement un plan de réversibilité détaillé. Ce plan inclura les étapes spécifiques, les délais, les responsabilités de chaque partie, et les critères de succès pour assurer une transition fluide.</text:span><text:span text:style-name="T144"> </text:span></text:p>
      <text:p text:style-name="P122"><text:span text:style-name="T157">- </text:span><text:span text:style-name="Strong_20_Emphasis"><text:span text:style-name="T157">Transfert des Actifs et Données :</text:span></text:span><text:span text:style-name="T142"> </text:span><text:span text:style-name="T143">En cas de réversibilité, la partie cédante s'engage à fournir tous les actifs, documents et données pertinents à la partie cessionnaire de manière structurée et dans les délais convenus.</text:span><text:span text:style-name="T157"> </text:span></text:p>
      <text:p text:style-name="P122"><text:span text:style-name="T157">- </text:span><text:span text:style-name="Strong_20_Emphasis"><text:span text:style-name="T157">Période de Transition :</text:span></text:span><text:span text:style-name="T142"> </text:span><text:span text:style-name="T143">Une période de transition sera définie pour permettre à la partie cessionnaire de prendre pleinement en charge les responsabilités transférées, avec un soutien continu de la partie cédante pendant cette période.</text:span><text:span text:style-name="T157"> </text:span></text:p>
      <text:p text:style-name="P121"><text:span text:style-name="T30"/></text:p>
      <text:p text:style-name="P121"><text:span text:style-name="T30"/></text:p>
      <text:list xml:id="list37432057" text:continue-numbering="true" text:style-name="Outline">
        <text:list-item>
          <text:list>
            <text:list-item>
              <text:h text:style-name="Heading_20_2" text:outline-level="2"><text:span text:style-name="T1">ARTICLE</text:span><text:span text:style-name="T50"> </text:span><text:span text:style-name="T1">14</text:span><text:span text:style-name="T50"> </text:span><text:span text:style-name="T1">:</text:span><text:span text:style-name="T50"> </text:span><text:span text:style-name="T1">Juridiction</text:span><text:span text:style-name="T50"> </text:span><text:span text:style-name="T1">compétente</text:span><text:span text:style-name="T50"> </text:span><text:span text:style-name="T1">et</text:span><text:span text:style-name="T50"> </text:span><text:span text:style-name="T1">droit</text:span><text:span text:style-name="T51"> </text:span><text:span text:style-name="T22">applicable</text:span></text:h>
            </text:list-item>
          </text:list>
        </text:list-item>
      </text:list>
      <text:p text:style-name="P50"/>
      <text:p text:style-name="P28">Le<text:span text:style-name="T69"> </text:span>droit<text:span text:style-name="T79"> </text:span>applicable<text:span text:style-name="T73"> </text:span>au<text:span text:style-name="T73"> </text:span>présent<text:span text:style-name="T81"> </text:span>contrat<text:span text:style-name="T79"> </text:span>est<text:span text:style-name="T79"> </text:span>le<text:span text:style-name="T73"> </text:span>droit<text:span text:style-name="T81"> </text:span><text:span text:style-name="T71">français.</text:span></text:p>
      <text:p text:style-name="P135"/>
      <text:p text:style-name="P117">Les parties conviennent d'un commun accord que le tribunal judiciaire de aura compétence pour trancher un éventuel litige.</text:p>
      <text:p text:style-name="P10"/>
      <text:p text:style-name="P138">Fait en deux exemplaires, le à . Signature<text:span text:style-name="T79"> </text:span>précédée<text:span text:style-name="T79"> </text:span>de<text:span text:style-name="T79"> </text:span>la<text:span text:style-name="T79"> </text:span>mention<text:span text:style-name="T79"> </text:span>«<text:span text:style-name="T79"> </text:span>lu<text:span text:style-name="T79"> </text:span>et<text:span text:style-name="T81"> </text:span>approuvé<text:span text:style-name="T79"> </text:span>»<text:span text:style-name="T79"> </text:span>:</text:p>
      <text:p text:style-name="P5"><text:span text:style-name="T100">[Signature</text:span><text:span text:style-name="T101"> </text:span><text:span text:style-name="T100">du</text:span><text:span text:style-name="T101"> </text:span><text:span text:style-name="T93">Prestataire]</text:span><text:span text:style-name="T100"><text:tab/>[Signature</text:span><text:span text:style-name="T102"> </text:span><text:span text:style-name="T100">du</text:span><text:span text:style-name="T101"> </text:span><text:span text:style-name="T93">Client]</text:span></text:p>
      <text:p text:style-name="P7"/>
      <text:p text:style-name="P139"><text:span text:style-name="T110">lu</text:span><text:span text:style-name="T111"> </text:span><text:span text:style-name="T110">et</text:span><text:span text:style-name="T112"> </text:span><text:span text:style-name="T110">approuvé<text:tab/><text:tab/><text:tab/> <text:s/>lu</text:span><text:span text:style-name="T111"> </text:span><text:span text:style-name="T110">et</text:span><text:span text:style-name="T112"> </text:span><text:span text:style-name="T110">approuvé</text:span><text:span text:style-name="T1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Geneva, sans-serif"/>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text-properties style:font-name="Arial1" fo:font-size="11pt" style:font-name-asian="Arial3" style:font-size-asian="11pt" style:language-asian="en" style:country-asian="US" style:font-name-complex="Arial3" style:font-size-complex="11pt" style:language-complex="ar" style:country-complex="SA"/>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178cm" fo:margin-right="0cm" fo:margin-top="0.125cm" fo:margin-bottom="0cm" fo:text-indent="0cm" style:auto-text-indent="false"/>
      <style:text-properties style:font-name="Arial1" fo:font-size="16pt" style:text-underline-style="solid" style:text-underline-width="auto" style:text-underline-color="#000000" fo:font-weight="bold" style:font-name-asian="Arial3" style:font-size-asian="16pt" style:language-asian="en" style:country-asian="US" style:font-weight-asian="bold" style:font-name-complex="Arial3" style:font-size-complex="16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813cm" fo:margin-right="0cm" fo:text-indent="0cm" style:auto-text-indent="false"/>
      <style:text-properties style:font-name="Arial1" fo:font-size="14pt" fo:font-weight="bold" style:font-name-asian="Arial3" style:font-size-asian="14pt" style:language-asian="en" style:country-asian="US" style:font-weight-asian="bold" style:font-name-complex="Arial3" style:font-size-complex="14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178cm" fo:margin-right="0cm" fo:text-indent="0cm" style:auto-text-indent="false"/>
      <style:text-properties style:font-name="Arial1" style:text-underline-style="solid" style:text-underline-width="auto" style:text-underline-color="#000000" fo:font-weight="bold" style:font-name-asian="Arial3" style:language-asian="en" style:country-asian="US" style:font-weight-asian="bold" style:font-name-complex="Arial3"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0.609cm" fo:margin-right="0cm" fo:text-indent="-0.432cm" style:auto-text-indent="false"/>
      <style:text-properties style:font-name="Arial1" fo:font-size="11pt" style:text-underline-style="solid" style:text-underline-width="auto" style:text-underline-color="#000000" fo:font-weight="bold" style:font-name-asian="Arial3" style:font-size-asian="11pt" style:language-asian="en" style:country-asian="US" style:font-weight-asian="bold" style:font-name-complex="Arial3" style:font-size-complex="11pt" style:language-complex="ar" style:country-complex="SA" style:font-weight-complex="bold"/>
    </style:style>
    <style:style style:name="Title" style:family="paragraph" style:parent-style-name="Standard" style:next-style-name="Subtitle" style:default-outline-level="" style:list-style-name="" style:class="chapter">
      <style:paragraph-properties fo:margin-left="3.858cm" fo:margin-right="0cm" fo:margin-top="0.235cm" fo:margin-bottom="0cm" fo:text-align="start" style:justify-single-word="false" fo:text-indent="-2.173cm" style:auto-text-indent="false"/>
      <style:text-properties style:font-name="Arial1" fo:font-size="26pt" fo:font-weight="bold" style:font-name-asian="Arial3" style:font-size-asian="26pt" style:language-asian="en" style:country-asian="US" style:font-weight-asian="bold" style:font-name-complex="Arial3" style:font-size-complex="26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2.72cm" fo:margin-right="0cm" fo:text-indent="-0.637cm" style:auto-text-indent="false"/>
      <style:text-properties style:font-name="Arial1" style:font-name-asian="Arial3" style:language-asian="en" style:country-asian="US" style:font-name-complex="Arial3" style:language-complex="ar" style:country-complex="SA"/>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c333c" fo:font-size="14pt" fo:letter-spacing="-0.002cm" fo:language="fr" fo:country="FR" fo:font-style="normal" fo:font-weight="bold" style:font-name-asian="Arial3" style:font-size-asian="14pt" style:language-asian="en" style:country-asian="US" style:font-style-asian="normal" style:font-weight-asian="bold" style:font-name-complex="Arial3" style:font-size-complex="14pt" style:language-complex="ar" style:country-complex="SA" style:font-style-complex="normal" style:font-weight-complex="bold" style:text-scale="70%"/>
    </style:style>
    <style:style style:name="ListLabel_20_2" style:display-name="ListLabel 2" style:family="text">
      <style:text-properties fo:language="fr" fo:country="FR" style:language-asian="en" style:country-asian="US" style:font-name-complex="Symbol1" style:language-complex="ar" style:country-complex="SA"/>
    </style:style>
    <style:style style:name="ListLabel_20_3" style:display-name="ListLabel 3" style:family="text">
      <style:text-properties fo:font-size="10pt" fo:language="fr" fo:country="FR" fo:font-style="normal" fo:font-weight="normal" style:font-size-asian="10pt" style:language-asian="en" style:country-asian="US" style:font-style-asian="normal" style:font-weight-asian="normal" style:font-name-complex="Arial3" style:font-size-complex="10pt" style:language-complex="ar" style:country-complex="SA" style:font-style-complex="normal" style:font-weight-complex="normal" style:text-scale="83%"/>
    </style:style>
    <style:style style:name="ListLabel_20_4" style:display-name="ListLabel 4" style:family="text">
      <style:text-properties fo:font-size="10pt" fo:language="fr" fo:country="FR" fo:font-style="normal" fo:font-weight="normal" style:font-size-asian="10pt" style:language-asian="en" style:country-asian="US" style:font-style-asian="normal" style:font-weight-asian="normal" style:font-name-complex="Courier New1" style:font-size-complex="10pt" style:language-complex="ar" style:country-complex="SA" style:font-style-complex="normal" style:font-weight-complex="normal" style:text-scale="100%"/>
    </style:style>
    <style:style style:name="ListLabel_20_5" style:display-name="ListLabel 5" style:family="text">
      <style:text-properties fo:font-size="11pt" fo:letter-spacing="-0.002cm" fo:language="fr" fo:country="FR" fo:font-style="normal" style:text-underline-style="solid" style:text-underline-width="auto" style:text-underline-color="#000000" fo:font-weight="bold" style:font-name-asian="Arial3" style:font-size-asian="11pt" style:language-asian="en" style:country-asian="US" style:font-style-asian="normal" style:font-weight-asian="bold" style:font-name-complex="Arial3" style:font-size-complex="11pt" style:language-complex="ar" style:country-complex="SA" style:font-style-complex="normal" style:font-weight-complex="bold" style:text-scale="100%"/>
    </style:style>
    <style:style style:name="ListLabel_20_6" style:display-name="ListLabel 6" style:family="text">
      <style:text-properties fo:font-size="11pt" fo:language="fr" fo:country="FR" fo:font-style="normal" fo:font-weight="normal" style:font-size-asian="11pt" style:language-asian="en" style:country-asian="US" style:font-style-asian="normal" style:font-weight-asian="normal" style:font-name-complex="Arial3" style:font-size-complex="11pt" style:language-complex="ar" style:country-complex="SA" style:font-style-complex="normal" style:font-weight-complex="normal" style:text-scale="10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7cm" fo:margin-left="1.44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7cm" fo:margin-left="2.932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637cm" fo:margin-left="4.417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fo:text-indent="-0.637cm" fo:margin-left="5.902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fo:text-indent="-0.637cm" fo:margin-left="7.387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fo:text-indent="-0.637cm" fo:margin-left="8.87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fo:text-indent="-0.637cm" fo:margin-left="10.35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fo:text-indent="-0.637cm" fo:margin-left="11.843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fo:text-indent="-0.637cm" fo:margin-left="13.3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54cm" fo:margin-left="2.085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0.455cm" fo:margin-left="3.173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455cm" fo:margin-left="4.632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fo:text-indent="-0.455cm" fo:margin-left="6.091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fo:text-indent="-0.455cm" fo:margin-left="7.549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fo:text-indent="-0.455cm" fo:margin-left="9.006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fo:text-indent="-0.455cm" fo:margin-left="10.46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fo:text-indent="-0.455cm" fo:margin-left="11.924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fo:text-indent="-0.455cm" fo:margin-left="13.38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suffix="." style:num-format="1">
        <style:list-level-properties text:list-level-position-and-space-mode="label-alignment">
          <style:list-level-label-alignment text:label-followed-by="listtab" fo:text-indent="-0.432cm" fo:margin-left="0.609cm"/>
        </style:list-level-properties>
      </text:list-level-style-number>
      <text:list-level-style-bullet text:level="2" text:style-name="ListLabel_20_6" style:num-suffix="●" text:bullet-char="●">
        <style:list-level-properties text:list-level-position-and-space-mode="label-alignment">
          <style:list-level-label-alignment text:label-followed-by="listtab" fo:text-indent="-0.637cm" fo:margin-left="1.448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0.637cm" fo:margin-left="3.096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fo:text-indent="-0.637cm" fo:margin-left="4.747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fo:text-indent="-0.637cm" fo:margin-left="6.396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fo:text-indent="-0.637cm" fo:margin-left="8.047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fo:text-indent="-0.637cm" fo:margin-left="9.696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fo:text-indent="-0.637cm" fo:margin-left="11.34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fo:text-indent="-0.637cm" fo:margin-left="12.99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26cm" fo:page-height="29.739cm" style:num-format="1" style:print-orientation="portrait" fo:margin-top="2.364cm" fo:margin-bottom="0.494cm" fo:margin-left="2.364cm" fo:margin-right="2.364cm" style:writing-mode="lr-tb" style:layout-grid-color="#c0c0c0" style:layout-grid-lines="152" style:layout-grid-base-height="0.176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26cm" fo:page-height="29.739cm" style:num-format="1" style:print-orientation="portrait" fo:margin-top="2.399cm" fo:margin-bottom="0.494cm" fo:margin-left="2.364cm" fo:margin-right="2.364cm" style:writing-mode="lr-tb" style:layout-grid-color="#c0c0c0" style:layout-grid-lines="152" style:layout-grid-base-height="0.176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ssica Mignard</meta:initial-creator>
    <dc:creator>Emmanuel Lefevre</dc:creator>
    <meta:editing-cycles>2</meta:editing-cycles>
    <meta:creation-date>2023-11-26T20:20:00</meta:creation-date>
    <dc:date>2023-11-29T17:19:41.08</dc:date>
    <dc:language>fr-FR</dc:language>
    <meta:editing-duration>P0D</meta:editing-duration>
    <meta:generator>OpenOffice/4.1.7$Win32 OpenOffice.org_project/417m1$Build-9800</meta:generator>
    <meta:document-statistic meta:table-count="0" meta:image-count="0" meta:object-count="0" meta:page-count="11" meta:paragraph-count="160" meta:word-count="3136" meta:character-count="202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